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bullet text:level="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bullet text:level="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bullet text:level="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bullet text:level="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7">
      <text:list-level-style-bullet text:level="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8">
      <text:list-level-style-bullet text:level="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9">
      <text:list-level-style-bullet text:level="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0">
      <text:list-level-style-bullet text:level="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1">
      <text:list-level-style-bullet text:level="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 fo:text-align="center" fo:margin-bottom="0.1111in" fo:line-height="104%"/>
    </style:style>
    <style:style style:name="P2" style:parent-style-name="Normale" style:family="paragraph">
      <style:paragraph-properties fo:text-align="center" fo:margin-bottom="0.1111in" fo:line-height="104%"/>
    </style:style>
    <style:style style:name="P3" style:parent-style-name="Normale" style:family="paragraph">
      <style:paragraph-properties fo:margin-bottom="0.1111in" fo:line-height="104%"/>
    </style:style>
    <style:style style:name="T4" style:parent-style-name="Car.predefinitoparagrafo" style:family="text">
      <style:text-properties style:font-name="Arial" style:font-name-asian="Arial" style:font-name-complex="Arial" fo:font-style="italic" style:font-style-asian="italic" fo:font-size="16pt" style:font-size-asian="16pt"/>
    </style:style>
    <style:style style:name="T5" style:parent-style-name="Car.predefinitoparagrafo" style:family="text">
      <style:text-properties style:font-name="Arial" style:font-name-asian="Arial" style:font-name-complex="Arial" fo:font-size="16pt" style:font-size-asian="16pt"/>
    </style:style>
    <style:style style:name="T6" style:parent-style-name="Car.predefinitoparagrafo" style:family="text">
      <style:text-properties style:font-name="Arial" style:font-name-asian="Arial" style:font-name-complex="Arial" fo:font-size="12pt" style:font-size-asian="12pt"/>
    </style:style>
    <style:style style:name="P7" style:parent-style-name="Normale" style:family="paragraph">
      <style:paragraph-properties fo:text-align="center" fo:margin-bottom="0.1111in" fo:line-height="104%"/>
    </style:style>
    <style:style style:name="P8" style:parent-style-name="Normale" style:family="paragraph">
      <style:paragraph-properties fo:text-align="center" fo:margin-bottom="0.1111in" fo:line-height="104%"/>
    </style:style>
    <style:style style:name="T9" style:parent-style-name="Car.predefinitoparagrafo" style:family="text">
      <style:text-properties style:font-name="Arial" style:font-name-asian="Arial" style:font-name-complex="Arial" fo:font-weight="bold" style:font-weight-asian="bold" fo:font-size="20pt" style:font-size-asian="20pt"/>
    </style:style>
    <style:style style:name="P10" style:parent-style-name="Normale" style:family="paragraph">
      <style:paragraph-properties fo:text-align="center" fo:margin-bottom="0.1111in" fo:line-height="104%"/>
    </style:style>
    <style:style style:name="T11" style:parent-style-name="Car.predefinitoparagrafo" style:family="text">
      <style:text-properties style:font-name="Arial" style:font-name-asian="Arial" style:font-name-complex="Arial" fo:font-weight="bold" style:font-weight-asian="bold" fo:font-size="16pt" style:font-size-asian="16pt"/>
    </style:style>
    <style:style style:name="P12" style:parent-style-name="Normale" style:family="paragraph">
      <style:paragraph-properties fo:margin-bottom="0.1111in" fo:line-height="104%"/>
    </style:style>
    <style:style style:name="T13" style:parent-style-name="Car.predefinitoparagrafo" style:family="text">
      <style:text-properties style:font-name="Arial" style:font-name-asian="Arial" style:font-name-complex="Arial" fo:font-weight="bold" style:font-weight-asian="bold" fo:font-size="15pt" style:font-size-asian="15pt"/>
    </style:style>
    <style:style style:name="P14" style:parent-style-name="Normale" style:family="paragraph">
      <style:paragraph-properties fo:line-height="104%"/>
    </style:style>
    <style:style style:name="T15" style:parent-style-name="Car.predefinitoparagrafo" style:family="text">
      <style:text-properties style:font-name="Arial" style:font-name-asian="Arial" style:font-name-complex="Arial" fo:font-size="12pt" style:font-size-asian="12pt"/>
    </style:style>
    <style:style style:name="T16" style:parent-style-name="Car.predefinitoparagrafo" style:family="text">
      <style:text-properties style:font-name="Arial" style:font-name-asian="Arial" style:font-name-complex="Arial" fo:font-size="12pt" style:font-size-asian="12pt"/>
    </style:style>
    <style:style style:name="T17" style:parent-style-name="Car.predefinitoparagrafo" style:family="text">
      <style:text-properties style:font-name="Arial" style:font-name-asian="Arial" style:font-name-complex="Arial" fo:font-size="12pt" style:font-size-asian="12pt"/>
    </style:style>
    <style:style style:name="T18" style:parent-style-name="Car.predefinitoparagrafo" style:family="text">
      <style:text-properties style:font-name="Arial" style:font-name-asian="Arial" style:font-name-complex="Arial" fo:font-size="12pt" style:font-size-asian="12pt"/>
    </style:style>
    <style:style style:name="T19" style:parent-style-name="Car.predefinitoparagrafo" style:family="text">
      <style:text-properties style:font-name="Arial" style:font-name-asian="Arial" style:font-name-complex="Arial" fo:font-size="12pt" style:font-size-asian="12pt"/>
    </style:style>
    <style:style style:name="P20" style:parent-style-name="Normale" style:family="paragraph">
      <style:paragraph-properties fo:line-height="104%"/>
    </style:style>
    <style:style style:name="T21" style:parent-style-name="Car.predefinitoparagrafo" style:family="text">
      <style:text-properties style:font-name="Arial" style:font-name-asian="Arial" style:font-name-complex="Arial" fo:font-size="12pt" style:font-size-asian="12pt"/>
    </style:style>
    <style:style style:name="T22" style:parent-style-name="Car.predefinitoparagrafo" style:family="text">
      <style:text-properties style:font-name="Arial" style:font-name-asian="Arial" style:font-name-complex="Arial" fo:font-size="12pt" style:font-size-asian="12pt"/>
    </style:style>
    <style:style style:name="T23" style:parent-style-name="Car.predefinitoparagrafo" style:family="text">
      <style:text-properties style:font-name="Arial" style:font-name-asian="Arial" style:font-name-complex="Arial" fo:font-size="12pt" style:font-size-asian="12pt"/>
    </style:style>
    <style:style style:name="T24" style:parent-style-name="Car.predefinitoparagrafo" style:family="text">
      <style:text-properties style:font-name="Arial" style:font-name-asian="Arial" style:font-name-complex="Arial" fo:font-size="12pt" style:font-size-asian="12pt"/>
    </style:style>
    <style:style style:name="T25" style:parent-style-name="Car.predefinitoparagrafo" style:family="text">
      <style:text-properties style:font-name="Arial" style:font-name-asian="Arial" style:font-name-complex="Arial" fo:font-size="12pt" style:font-size-asian="12pt"/>
    </style:style>
    <style:style style:name="P26" style:parent-style-name="Normale" style:family="paragraph">
      <style:paragraph-properties fo:line-height="104%"/>
    </style:style>
    <style:style style:name="P27" style:parent-style-name="Normale" style:family="paragraph">
      <style:paragraph-properties fo:line-height="104%"/>
    </style:style>
    <style:style style:name="T28" style:parent-style-name="Car.predefinitoparagrafo" style:family="text">
      <style:text-properties style:font-name="Arial" style:font-name-asian="Arial" style:font-name-complex="Arial" fo:font-weight="bold" style:font-weight-asian="bold" fo:font-size="15pt" style:font-size-asian="15pt"/>
    </style:style>
    <style:style style:name="P29" style:parent-style-name="Normale" style:family="paragraph">
      <style:paragraph-properties fo:line-height="104%"/>
    </style:style>
    <style:style style:name="T30" style:parent-style-name="Car.predefinitoparagrafo" style:family="text">
      <style:text-properties style:font-name="Arial" style:font-name-asian="Arial" style:font-name-complex="Arial" fo:font-size="12pt" style:font-size-asian="12pt"/>
    </style:style>
    <style:style style:name="T31" style:parent-style-name="Car.predefinitoparagrafo" style:family="text">
      <style:text-properties style:font-name="Arial" style:font-name-asian="Arial" style:font-name-complex="Arial" fo:font-size="12pt" style:font-size-asian="12pt"/>
    </style:style>
    <style:style style:name="T32" style:parent-style-name="Car.predefinitoparagrafo" style:family="text">
      <style:text-properties style:font-name="Arial" style:font-name-asian="Arial" style:font-name-complex="Arial" fo:font-size="12pt" style:font-size-asian="12pt"/>
    </style:style>
    <style:style style:name="T33" style:parent-style-name="Car.predefinitoparagrafo" style:family="text">
      <style:text-properties style:font-name="Arial" style:font-name-asian="Arial" style:font-name-complex="Arial" fo:font-size="12pt" style:font-size-asian="12pt"/>
    </style:style>
    <style:style style:name="T34" style:parent-style-name="Car.predefinitoparagrafo" style:family="text">
      <style:text-properties style:font-name="Arial" style:font-name-asian="Arial" style:font-name-complex="Arial" fo:font-size="12pt" style:font-size-asian="12pt"/>
    </style:style>
    <style:style style:name="P35" style:parent-style-name="Normale" style:family="paragraph">
      <style:paragraph-properties fo:line-height="104%"/>
    </style:style>
    <style:style style:name="T36" style:parent-style-name="Car.predefinitoparagrafo" style:family="text">
      <style:text-properties style:font-name="Arial" style:font-name-asian="Arial" style:font-name-complex="Arial" fo:font-size="12pt" style:font-size-asian="12pt"/>
    </style:style>
    <style:style style:name="T37" style:parent-style-name="Car.predefinitoparagrafo" style:family="text">
      <style:text-properties style:font-name="Arial" style:font-name-asian="Arial" style:font-name-complex="Arial" fo:font-size="12pt" style:font-size-asian="12pt"/>
    </style:style>
    <style:style style:name="T38" style:parent-style-name="Car.predefinitoparagrafo" style:family="text">
      <style:text-properties style:font-name="Arial" style:font-name-asian="Arial" style:font-name-complex="Arial" fo:font-size="12pt" style:font-size-asian="12pt"/>
    </style:style>
    <style:style style:name="T39" style:parent-style-name="Car.predefinitoparagrafo" style:family="text">
      <style:text-properties style:font-name="Arial" style:font-name-asian="Arial" style:font-name-complex="Arial" fo:font-size="12pt" style:font-size-asian="12pt"/>
    </style:style>
    <style:style style:name="T40" style:parent-style-name="Car.predefinitoparagrafo" style:family="text">
      <style:text-properties style:font-name="Arial" style:font-name-asian="Arial" style:font-name-complex="Arial" fo:font-size="12pt" style:font-size-asian="12pt"/>
    </style:style>
    <style:style style:name="T41" style:parent-style-name="Car.predefinitoparagrafo" style:family="text">
      <style:text-properties style:font-name="Arial" style:font-name-asian="Arial" style:font-name-complex="Arial" fo:font-size="12pt" style:font-size-asian="12pt"/>
    </style:style>
    <style:style style:name="P42" style:parent-style-name="Normale" style:family="paragraph">
      <style:paragraph-properties fo:line-height="104%"/>
    </style:style>
    <style:style style:name="T43" style:parent-style-name="Car.predefinitoparagrafo" style:family="text">
      <style:text-properties style:font-name="Arial" style:font-name-asian="Arial" style:font-name-complex="Arial" fo:font-size="12pt" style:font-size-asian="12pt"/>
    </style:style>
    <style:style style:name="T44" style:parent-style-name="Car.predefinitoparagrafo" style:family="text">
      <style:text-properties style:font-name="Arial" style:font-name-asian="Arial" style:font-name-complex="Arial" fo:font-size="12pt" style:font-size-asian="12pt"/>
    </style:style>
    <style:style style:name="T45" style:parent-style-name="Car.predefinitoparagrafo" style:family="text">
      <style:text-properties style:font-name="Arial" style:font-name-asian="Arial" style:font-name-complex="Arial" fo:font-size="12pt" style:font-size-asian="12pt"/>
    </style:style>
    <style:style style:name="T46" style:parent-style-name="Car.predefinitoparagrafo" style:family="text">
      <style:text-properties style:font-name="Arial" style:font-name-asian="Arial" style:font-name-complex="Arial" fo:font-size="12pt" style:font-size-asian="12pt"/>
    </style:style>
    <style:style style:name="T47" style:parent-style-name="Car.predefinitoparagrafo" style:family="text">
      <style:text-properties style:font-name="Arial" style:font-name-asian="Arial" style:font-name-complex="Arial" fo:font-size="12pt" style:font-size-asian="12pt"/>
    </style:style>
    <style:style style:name="T48" style:parent-style-name="Car.predefinitoparagrafo" style:family="text">
      <style:text-properties style:font-name="Arial" style:font-name-asian="Arial" style:font-name-complex="Arial" fo:font-size="12pt" style:font-size-asian="12pt"/>
    </style:style>
    <style:style style:name="T49" style:parent-style-name="Car.predefinitoparagrafo" style:family="text">
      <style:text-properties style:font-name="Arial" style:font-name-asian="Arial" style:font-name-complex="Arial" fo:font-size="12pt" style:font-size-asian="12pt"/>
    </style:style>
    <style:style style:name="P50" style:parent-style-name="Normale" style:family="paragraph">
      <style:paragraph-properties fo:line-height="104%"/>
    </style:style>
    <style:style style:name="T51" style:parent-style-name="Car.predefinitoparagrafo" style:family="text">
      <style:text-properties style:font-name="Arial" style:font-name-asian="Arial" style:font-name-complex="Arial" fo:font-size="12pt" style:font-size-asian="12pt"/>
    </style:style>
    <style:style style:name="T52" style:parent-style-name="Car.predefinitoparagrafo" style:family="text">
      <style:text-properties style:font-name="Arial" style:font-name-asian="Arial" style:font-name-complex="Arial" fo:font-size="12pt" style:font-size-asian="12pt"/>
    </style:style>
    <style:style style:name="T53" style:parent-style-name="Car.predefinitoparagrafo" style:family="text">
      <style:text-properties style:font-name="Arial" style:font-name-asian="Arial" style:font-name-complex="Arial" fo:font-size="12pt" style:font-size-asian="12pt"/>
    </style:style>
    <style:style style:name="T54" style:parent-style-name="Car.predefinitoparagrafo" style:family="text">
      <style:text-properties style:font-name="Arial" style:font-name-asian="Arial" style:font-name-complex="Arial" fo:font-size="12pt" style:font-size-asian="12pt"/>
    </style:style>
    <style:style style:name="T55" style:parent-style-name="Car.predefinitoparagrafo" style:family="text">
      <style:text-properties style:font-name="Arial" style:font-name-asian="Arial" style:font-name-complex="Arial" fo:font-size="12pt" style:font-size-asian="12pt"/>
    </style:style>
    <style:style style:name="T56" style:parent-style-name="Car.predefinitoparagrafo" style:family="text">
      <style:text-properties style:font-name="Arial" style:font-name-asian="Arial" style:font-name-complex="Arial" fo:font-size="12pt" style:font-size-asian="12pt"/>
    </style:style>
    <style:style style:name="T57" style:parent-style-name="Car.predefinitoparagrafo" style:family="text">
      <style:text-properties style:font-name="Arial" style:font-name-asian="Arial" style:font-name-complex="Arial" fo:font-size="12pt" style:font-size-asian="12pt"/>
    </style:style>
    <style:style style:name="T58" style:parent-style-name="Car.predefinitoparagrafo" style:family="text">
      <style:text-properties style:font-name="Arial" style:font-name-asian="Arial" style:font-name-complex="Arial" fo:font-size="12pt" style:font-size-asian="12pt"/>
    </style:style>
    <style:style style:name="T59" style:parent-style-name="Car.predefinitoparagrafo" style:family="text">
      <style:text-properties style:font-name="Arial" style:font-name-asian="Arial" style:font-name-complex="Arial" fo:font-size="12pt" style:font-size-asian="12pt"/>
    </style:style>
    <style:style style:name="T60" style:parent-style-name="Car.predefinitoparagrafo" style:family="text">
      <style:text-properties style:font-name="Arial" style:font-name-asian="Arial" style:font-name-complex="Arial" fo:font-size="12pt" style:font-size-asian="12pt"/>
    </style:style>
    <style:style style:name="P61" style:parent-style-name="Normale" style:family="paragraph">
      <style:paragraph-properties fo:text-align="center" fo:margin-bottom="0.1111in" fo:line-height="104%"/>
    </style:style>
    <style:style style:name="P62" style:parent-style-name="Normale" style:family="paragraph">
      <style:paragraph-properties fo:margin-bottom="0.1666in" fo:line-height="104%">
        <style:tab-stops>
          <style:tab-stop style:type="left" style:position="0.5937in"/>
        </style:tab-stops>
      </style:paragraph-properties>
    </style:style>
    <style:style style:name="T63" style:parent-style-name="Car.predefinitoparagrafo" style:family="text">
      <style:text-properties style:font-name="Arial" style:font-name-asian="Arial" style:font-name-complex="Arial" fo:font-weight="bold" style:font-weight-asian="bold" fo:font-size="18pt" style:font-size-asian="18pt"/>
    </style:style>
    <style:style style:name="P64" style:parent-style-name="Normale" style:family="paragraph">
      <style:paragraph-properties fo:margin-bottom="0.1666in" fo:line-height="104%">
        <style:tab-stops>
          <style:tab-stop style:type="left" style:position="0.5937in"/>
        </style:tab-stops>
      </style:paragraph-properties>
    </style:style>
    <style:style style:name="T65" style:parent-style-name="Car.predefinitoparagrafo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66" style:parent-style-name="Car.predefinitoparagrafo" style:family="text">
      <style:text-properties style:font-name="Arial" style:font-name-asian="Arial" style:font-name-complex="Arial"/>
    </style:style>
    <style:style style:name="P67" style:parent-style-name="Normale" style:family="paragraph">
      <style:paragraph-properties fo:line-height="104%">
        <style:tab-stops>
          <style:tab-stop style:type="left" style:position="0.5937in"/>
        </style:tab-stops>
      </style:paragraph-properties>
    </style:style>
    <style:style style:name="T68" style:parent-style-name="Car.predefinitoparagrafo" style:family="text">
      <style:text-properties style:font-name="Arial" style:font-name-asian="Arial" style:font-name-complex="Arial"/>
    </style:style>
    <style:style style:name="T69" style:parent-style-name="Car.predefinitoparagrafo" style:family="text">
      <style:text-properties style:font-name="Arial" style:font-name-asian="Arial" style:font-name-complex="Arial"/>
    </style:style>
    <style:style style:name="P70" style:parent-style-name="Normale" style:family="paragraph">
      <style:paragraph-properties fo:line-height="104%">
        <style:tab-stops>
          <style:tab-stop style:type="left" style:position="0.5937in"/>
        </style:tab-stops>
      </style:paragraph-properties>
    </style:style>
    <style:style style:name="T71" style:parent-style-name="Car.predefinitoparagrafo" style:family="text">
      <style:text-properties style:font-name="Arial" style:font-name-asian="Arial" style:font-name-complex="Arial"/>
    </style:style>
    <style:style style:name="P72" style:parent-style-name="Normale" style:family="paragraph">
      <style:paragraph-properties fo:margin-bottom="0.0833in" fo:line-height="104%">
        <style:tab-stops>
          <style:tab-stop style:type="left" style:position="0.5937in"/>
        </style:tab-stops>
      </style:paragraph-properties>
    </style:style>
    <style:style style:name="P73" style:parent-style-name="Normale" style:family="paragraph">
      <style:paragraph-properties fo:margin-bottom="0.0833in" fo:line-height="104%">
        <style:tab-stops>
          <style:tab-stop style:type="left" style:position="0.5937in"/>
        </style:tab-stops>
      </style:paragraph-properties>
    </style:style>
    <style:style style:name="T74" style:parent-style-name="Car.predefinitoparagrafo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75" style:parent-style-name="Normale" style:family="paragraph">
      <style:paragraph-properties fo:line-height="104%">
        <style:tab-stops>
          <style:tab-stop style:type="left" style:position="0.5937in"/>
        </style:tab-stops>
      </style:paragraph-properties>
    </style:style>
    <style:style style:name="T76" style:parent-style-name="Car.predefinitoparagrafo" style:family="text">
      <style:text-properties style:font-name="Arial" style:font-name-asian="Arial" style:font-name-complex="Arial"/>
    </style:style>
    <style:style style:name="T77" style:parent-style-name="Car.predefinitoparagrafo" style:family="text">
      <style:text-properties style:font-name="Arial" style:font-name-asian="Arial" style:font-name-complex="Arial"/>
    </style:style>
    <style:style style:name="T78" style:parent-style-name="Car.predefinitoparagrafo" style:family="text">
      <style:text-properties style:font-name="Arial" style:font-name-asian="Arial" style:font-name-complex="Arial"/>
    </style:style>
    <style:style style:name="P79" style:parent-style-name="Normale" style:family="paragraph">
      <style:paragraph-properties fo:line-height="104%">
        <style:tab-stops>
          <style:tab-stop style:type="left" style:position="0.5937in"/>
        </style:tab-stops>
      </style:paragraph-properties>
    </style:style>
    <style:style style:name="P80" style:parent-style-name="Normale" style:family="paragraph">
      <style:paragraph-properties fo:margin-bottom="0.0833in" fo:line-height="104%">
        <style:tab-stops>
          <style:tab-stop style:type="left" style:position="0.5937in"/>
        </style:tab-stops>
      </style:paragraph-properties>
    </style:style>
    <style:style style:name="T81" style:parent-style-name="Car.predefinitoparagrafo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82" style:parent-style-name="Car.predefinitoparagrafo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83" style:parent-style-name="Normale" style:family="paragraph">
      <style:paragraph-properties fo:line-height="104%">
        <style:tab-stops>
          <style:tab-stop style:type="left" style:position="0.5937in"/>
        </style:tab-stops>
      </style:paragraph-properties>
    </style:style>
    <style:style style:name="T84" style:parent-style-name="Car.predefinitoparagrafo" style:family="text">
      <style:text-properties style:font-name="Arial" style:font-name-asian="Arial" style:font-name-complex="Arial"/>
    </style:style>
    <style:style style:name="T85" style:parent-style-name="Car.predefinitoparagrafo" style:family="text">
      <style:text-properties style:font-name="Arial" style:font-name-asian="Arial" style:font-name-complex="Arial"/>
    </style:style>
    <style:style style:name="T86" style:parent-style-name="Car.predefinitoparagrafo" style:family="text">
      <style:text-properties style:font-name="Arial" style:font-name-asian="Arial" style:font-name-complex="Arial"/>
    </style:style>
    <style:style style:name="T87" style:parent-style-name="Car.predefinitoparagrafo" style:family="text">
      <style:text-properties style:font-name="Arial" style:font-name-asian="Arial" style:font-name-complex="Arial"/>
    </style:style>
    <style:style style:name="T88" style:parent-style-name="Car.predefinitoparagrafo" style:family="text">
      <style:text-properties style:font-name="Arial" style:font-name-asian="Arial" style:font-name-complex="Arial"/>
    </style:style>
    <style:style style:name="T89" style:parent-style-name="Car.predefinitoparagrafo" style:family="text">
      <style:text-properties style:font-name="Arial" style:font-name-asian="Arial" style:font-name-complex="Arial"/>
    </style:style>
    <style:style style:name="T90" style:parent-style-name="Car.predefinitoparagrafo" style:family="text">
      <style:text-properties style:font-name="Arial" style:font-name-asian="Arial" style:font-name-complex="Arial"/>
    </style:style>
    <style:style style:name="P91" style:parent-style-name="Normale" style:family="paragraph">
      <style:paragraph-properties fo:line-height="104%">
        <style:tab-stops>
          <style:tab-stop style:type="left" style:position="0.5937in"/>
        </style:tab-stops>
      </style:paragraph-properties>
    </style:style>
    <style:style style:name="P92" style:parent-style-name="Normale" style:family="paragraph">
      <style:paragraph-properties fo:margin-bottom="0.1666in" fo:line-height="104%">
        <style:tab-stops>
          <style:tab-stop style:type="left" style:position="0.5937in"/>
        </style:tab-stops>
      </style:paragraph-properties>
    </style:style>
    <style:style style:name="T93" style:parent-style-name="Car.predefinitoparagrafo" style:family="text">
      <style:text-properties style:font-name="Arial" style:font-name-asian="Arial" style:font-name-complex="Arial" fo:font-weight="bold" style:font-weight-asian="bold" fo:font-size="18pt" style:font-size-asian="18pt"/>
    </style:style>
    <style:style style:name="P94" style:parent-style-name="Normale" style:family="paragraph">
      <style:paragraph-properties fo:margin-bottom="0.0833in" fo:line-height="104%">
        <style:tab-stops>
          <style:tab-stop style:type="left" style:position="0.5937in"/>
        </style:tab-stops>
      </style:paragraph-properties>
    </style:style>
    <style:style style:name="T95" style:parent-style-name="Car.predefinitoparagrafo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96" style:parent-style-name="Normale" style:family="paragraph">
      <style:paragraph-properties fo:line-height="104%">
        <style:tab-stops>
          <style:tab-stop style:type="left" style:position="0.5937in"/>
        </style:tab-stops>
      </style:paragraph-properties>
    </style:style>
    <style:style style:name="T97" style:parent-style-name="Car.predefinitoparagrafo" style:family="text">
      <style:text-properties style:font-name="Arial" style:font-name-asian="Arial" style:font-name-complex="Arial"/>
    </style:style>
    <style:style style:name="T98" style:parent-style-name="Car.predefinitoparagrafo" style:family="text">
      <style:text-properties style:font-name="Arial" style:font-name-asian="Arial" style:font-name-complex="Arial"/>
    </style:style>
    <style:style style:name="P99" style:parent-style-name="Normale" style:family="paragraph">
      <style:paragraph-properties fo:line-height="104%">
        <style:tab-stops>
          <style:tab-stop style:type="left" style:position="0.5937in"/>
        </style:tab-stops>
      </style:paragraph-properties>
    </style:style>
    <style:style style:name="T100" style:parent-style-name="Car.predefinitoparagrafo" style:family="text">
      <style:text-properties style:font-name="Arial" style:font-name-asian="Arial" style:font-name-complex="Arial"/>
    </style:style>
    <style:style style:name="T101" style:parent-style-name="Car.predefinitoparagrafo" style:family="text">
      <style:text-properties style:font-name="Arial" style:font-name-asian="Arial" style:font-name-complex="Arial"/>
    </style:style>
    <style:style style:name="P102" style:parent-style-name="Normale" style:family="paragraph">
      <style:paragraph-properties fo:line-height="104%">
        <style:tab-stops>
          <style:tab-stop style:type="left" style:position="0.5937in"/>
        </style:tab-stops>
      </style:paragraph-properties>
    </style:style>
    <style:style style:name="P103" style:parent-style-name="Normale" style:family="paragraph">
      <style:paragraph-properties fo:line-height="104%">
        <style:tab-stops>
          <style:tab-stop style:type="left" style:position="0.5937in"/>
        </style:tab-stops>
      </style:paragraph-properties>
    </style:style>
    <style:style style:name="T104" style:parent-style-name="Car.predefinitoparagrafo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105" style:parent-style-name="Normale" style:family="paragraph">
      <style:paragraph-properties fo:margin-bottom="0.0833in" fo:line-height="104%">
        <style:tab-stops>
          <style:tab-stop style:type="left" style:position="0.5937in"/>
        </style:tab-stops>
      </style:paragraph-properties>
    </style:style>
    <style:style style:name="T106" style:parent-style-name="Car.predefinitoparagrafo" style:family="text">
      <style:text-properties style:font-name="Arial" style:font-name-asian="Arial" style:font-name-complex="Arial" fo:color="#000000" fo:font-size="12pt" style:font-size-asian="12pt"/>
    </style:style>
    <style:style style:name="P107" style:parent-style-name="Normale" style:family="paragraph">
      <style:paragraph-properties fo:margin-bottom="0.0833in" fo:line-height="104%">
        <style:tab-stops>
          <style:tab-stop style:type="left" style:position="0.5937in"/>
        </style:tab-stops>
      </style:paragraph-properties>
    </style:style>
    <style:style style:name="T108" style:parent-style-name="Car.predefinitoparagrafo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109" style:parent-style-name="Normale" style:family="paragraph">
      <style:paragraph-properties fo:line-height="104%">
        <style:tab-stops>
          <style:tab-stop style:type="left" style:position="0.5937in"/>
        </style:tab-stops>
      </style:paragraph-properties>
    </style:style>
    <style:style style:name="T110" style:parent-style-name="Car.predefinitoparagrafo" style:family="text">
      <style:text-properties style:font-name="Arial" style:font-name-asian="Arial" style:font-name-complex="Arial"/>
    </style:style>
    <style:style style:name="T111" style:parent-style-name="Car.predefinitoparagrafo" style:family="text">
      <style:text-properties style:font-name="Arial" style:font-name-asian="Arial" style:font-name-complex="Arial"/>
    </style:style>
    <style:style style:name="P112" style:parent-style-name="Normale" style:family="paragraph">
      <style:paragraph-properties fo:line-height="104%">
        <style:tab-stops>
          <style:tab-stop style:type="left" style:position="0.5937in"/>
        </style:tab-stops>
      </style:paragraph-properties>
    </style:style>
    <style:style style:name="P113" style:parent-style-name="Normale" style:family="paragraph">
      <style:paragraph-properties fo:margin-bottom="0.0833in" fo:line-height="104%">
        <style:tab-stops>
          <style:tab-stop style:type="left" style:position="0.5937in"/>
        </style:tab-stops>
      </style:paragraph-properties>
    </style:style>
    <style:style style:name="T114" style:parent-style-name="Car.predefinitoparagrafo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115" style:parent-style-name="Normale" style:family="paragraph">
      <style:paragraph-properties fo:line-height="104%">
        <style:tab-stops>
          <style:tab-stop style:type="left" style:position="0.5937in"/>
        </style:tab-stops>
      </style:paragraph-properties>
    </style:style>
    <style:style style:name="T116" style:parent-style-name="Car.predefinitoparagrafo" style:family="text">
      <style:text-properties style:font-name="Arial" style:font-name-asian="Arial" style:font-name-complex="Arial"/>
    </style:style>
    <style:style style:name="T117" style:parent-style-name="Car.predefinitoparagrafo" style:family="text">
      <style:text-properties style:font-name="Arial" style:font-name-asian="Arial" style:font-name-complex="Arial"/>
    </style:style>
    <style:style style:name="P118" style:parent-style-name="Normale" style:family="paragraph">
      <style:paragraph-properties fo:line-height="104%">
        <style:tab-stops>
          <style:tab-stop style:type="left" style:position="0.5937in"/>
        </style:tab-stops>
      </style:paragraph-properties>
    </style:style>
    <style:style style:name="T119" style:parent-style-name="Car.predefinitoparagrafo" style:family="text">
      <style:text-properties style:font-name="Arial" style:font-name-asian="Arial" style:font-name-complex="Arial"/>
    </style:style>
    <style:style style:name="T120" style:parent-style-name="Car.predefinitoparagrafo" style:family="text">
      <style:text-properties style:font-name="Arial" style:font-name-asian="Arial" style:font-name-complex="Arial"/>
    </style:style>
    <style:style style:name="T121" style:parent-style-name="Car.predefinitoparagrafo" style:family="text">
      <style:text-properties style:font-name="Arial" style:font-name-asian="Arial" style:font-name-complex="Arial"/>
    </style:style>
    <style:style style:name="T122" style:parent-style-name="Car.predefinitoparagrafo" style:family="text">
      <style:text-properties style:font-name="Arial" style:font-name-asian="Arial" style:font-name-complex="Arial"/>
    </style:style>
    <style:style style:name="T123" style:parent-style-name="Car.predefinitoparagrafo" style:family="text">
      <style:text-properties style:font-name="Arial" style:font-name-asian="Arial" style:font-name-complex="Arial"/>
    </style:style>
    <style:style style:name="T124" style:parent-style-name="Car.predefinitoparagrafo" style:family="text">
      <style:text-properties style:font-name="Arial" style:font-name-asian="Arial" style:font-name-complex="Arial"/>
    </style:style>
    <style:style style:name="T125" style:parent-style-name="Car.predefinitoparagrafo" style:family="text">
      <style:text-properties style:font-name="Arial" style:font-name-asian="Arial" style:font-name-complex="Arial"/>
    </style:style>
    <style:style style:name="T126" style:parent-style-name="Car.predefinitoparagrafo" style:family="text">
      <style:text-properties style:font-name="Arial" style:font-name-asian="Arial" style:font-name-complex="Arial"/>
    </style:style>
    <style:style style:name="T127" style:parent-style-name="Car.predefinitoparagrafo" style:family="text">
      <style:text-properties style:font-name="Arial" style:font-name-asian="Arial" style:font-name-complex="Arial"/>
    </style:style>
    <style:style style:name="P128" style:parent-style-name="Normale" style:family="paragraph">
      <style:paragraph-properties fo:line-height="104%">
        <style:tab-stops>
          <style:tab-stop style:type="left" style:position="0.5937in"/>
        </style:tab-stops>
      </style:paragraph-properties>
    </style:style>
    <style:style style:name="P129" style:parent-style-name="Normale" style:family="paragraph">
      <style:paragraph-properties fo:margin-bottom="0.0833in" fo:line-height="104%">
        <style:tab-stops>
          <style:tab-stop style:type="left" style:position="0.5937in"/>
        </style:tab-stops>
      </style:paragraph-properties>
    </style:style>
    <style:style style:name="T130" style:parent-style-name="Car.predefinitoparagrafo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131" style:parent-style-name="Normale" style:family="paragraph">
      <style:paragraph-properties fo:margin-bottom="0.0833in" fo:line-height="104%">
        <style:tab-stops>
          <style:tab-stop style:type="left" style:position="0.5937in"/>
        </style:tab-stops>
      </style:paragraph-properties>
    </style:style>
    <style:style style:name="T132" style:parent-style-name="Car.predefinitoparagrafo" style:family="text">
      <style:text-properties style:font-name="Arial" style:font-name-asian="Arial" style:font-name-complex="Arial"/>
    </style:style>
    <style:style style:name="T133" style:parent-style-name="Car.predefinitoparagrafo" style:family="text">
      <style:text-properties style:font-name="Arial" style:font-name-asian="Arial" style:font-name-complex="Arial"/>
    </style:style>
    <style:style style:name="P134" style:parent-style-name="Normale" style:family="paragraph">
      <style:paragraph-properties fo:margin-bottom="0.0833in" fo:line-height="104%">
        <style:tab-stops>
          <style:tab-stop style:type="left" style:position="0.5937in"/>
        </style:tab-stops>
      </style:paragraph-properties>
    </style:style>
    <style:style style:name="T135" style:parent-style-name="Car.predefinitoparagrafo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136" style:parent-style-name="Normale" style:family="paragraph">
      <style:paragraph-properties fo:line-height="104%">
        <style:tab-stops>
          <style:tab-stop style:type="left" style:position="0.5937in"/>
        </style:tab-stops>
      </style:paragraph-properties>
    </style:style>
    <style:style style:name="T137" style:parent-style-name="Car.predefinitoparagrafo" style:family="text">
      <style:text-properties style:font-name="Arial" style:font-name-asian="Arial" style:font-name-complex="Arial"/>
    </style:style>
    <style:style style:name="T138" style:parent-style-name="Car.predefinitoparagrafo" style:family="text">
      <style:text-properties style:font-name="Arial" style:font-name-asian="Arial" style:font-name-complex="Arial"/>
    </style:style>
    <style:style style:name="T139" style:parent-style-name="Car.predefinitoparagrafo" style:family="text">
      <style:text-properties style:font-name="Arial" style:font-name-asian="Arial" style:font-name-complex="Arial" style:text-underline-type="single" style:text-underline-style="solid" style:text-underline-width="auto" style:text-underline-mode="continuous"/>
    </style:style>
    <style:style style:name="T140" style:parent-style-name="Car.predefinitoparagrafo" style:family="text">
      <style:text-properties style:font-name="Arial" style:font-name-asian="Arial" style:font-name-complex="Arial"/>
    </style:style>
    <style:style style:name="P141" style:parent-style-name="Normale" style:family="paragraph">
      <style:paragraph-properties fo:line-height="104%">
        <style:tab-stops>
          <style:tab-stop style:type="left" style:position="0.5937in"/>
        </style:tab-stops>
      </style:paragraph-properties>
    </style:style>
    <style:style style:name="T142" style:parent-style-name="Car.predefinitoparagrafo" style:family="text">
      <style:text-properties style:font-name="Arial" style:font-name-asian="Arial" style:font-name-complex="Arial"/>
    </style:style>
    <style:style style:name="T143" style:parent-style-name="Car.predefinitoparagrafo" style:family="text">
      <style:text-properties style:font-name="Arial" style:font-name-asian="Arial" style:font-name-complex="Arial"/>
    </style:style>
    <style:style style:name="P144" style:parent-style-name="Normale" style:family="paragraph">
      <style:paragraph-properties fo:margin-bottom="0.0833in" fo:line-height="104%">
        <style:tab-stops>
          <style:tab-stop style:type="left" style:position="0.5937in"/>
        </style:tab-stops>
      </style:paragraph-properties>
    </style:style>
    <style:style style:name="T145" style:parent-style-name="Car.predefinitoparagrafo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146" style:parent-style-name="Normale" style:family="paragraph">
      <style:paragraph-properties fo:margin-bottom="0.0833in" fo:line-height="104%">
        <style:tab-stops>
          <style:tab-stop style:type="left" style:position="0.5937in"/>
        </style:tab-stops>
      </style:paragraph-properties>
    </style:style>
    <style:style style:name="T147" style:parent-style-name="Car.predefinitoparagrafo" style:family="text">
      <style:text-properties style:font-name="Arial" style:font-name-asian="Arial" style:font-name-complex="Arial"/>
    </style:style>
    <style:style style:name="P148" style:parent-style-name="Normale" style:family="paragraph">
      <style:paragraph-properties fo:margin-bottom="0.0833in" fo:line-height="104%">
        <style:tab-stops>
          <style:tab-stop style:type="left" style:position="0.5937in"/>
        </style:tab-stops>
      </style:paragraph-properties>
    </style:style>
    <style:style style:name="P149" style:parent-style-name="Normale" style:family="paragraph">
      <style:paragraph-properties fo:margin-bottom="0.0833in" fo:line-height="104%">
        <style:tab-stops>
          <style:tab-stop style:type="left" style:position="0.5937in"/>
        </style:tab-stops>
      </style:paragraph-properties>
    </style:style>
    <style:style style:name="T150" style:parent-style-name="Car.predefinitoparagrafo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151" style:parent-style-name="Normale" style:family="paragraph">
      <style:paragraph-properties fo:line-height="104%">
        <style:tab-stops>
          <style:tab-stop style:type="left" style:position="0.5937in"/>
        </style:tab-stops>
      </style:paragraph-properties>
    </style:style>
    <style:style style:name="T152" style:parent-style-name="Car.predefinitoparagrafo" style:family="text">
      <style:text-properties style:font-name="Arial" style:font-name-asian="Arial" style:font-name-complex="Arial"/>
    </style:style>
    <style:style style:name="T153" style:parent-style-name="Car.predefinitoparagrafo" style:family="text">
      <style:text-properties style:font-name="Arial" style:font-name-asian="Arial" style:font-name-complex="Arial"/>
    </style:style>
    <style:style style:name="P154" style:parent-style-name="Normale" style:family="paragraph">
      <style:paragraph-properties fo:line-height="104%">
        <style:tab-stops>
          <style:tab-stop style:type="left" style:position="0.5937in"/>
        </style:tab-stops>
      </style:paragraph-properties>
    </style:style>
    <style:style style:name="T155" style:parent-style-name="Car.predefinitoparagrafo" style:family="text">
      <style:text-properties style:font-name="Arial" style:font-name-asian="Arial" style:font-name-complex="Arial"/>
    </style:style>
    <style:style style:name="T156" style:parent-style-name="Car.predefinitoparagrafo" style:family="text">
      <style:text-properties style:font-name="Arial" style:font-name-asian="Arial" style:font-name-complex="Arial"/>
    </style:style>
    <style:style style:name="P157" style:parent-style-name="Normale" style:family="paragraph">
      <style:paragraph-properties fo:line-height="104%">
        <style:tab-stops>
          <style:tab-stop style:type="left" style:position="0.5937in"/>
        </style:tab-stops>
      </style:paragraph-properties>
    </style:style>
    <style:style style:name="T158" style:parent-style-name="Car.predefinitoparagrafo" style:family="text">
      <style:text-properties style:font-name="Arial" style:font-name-asian="Arial" style:font-name-complex="Arial"/>
    </style:style>
    <style:style style:name="T159" style:parent-style-name="Car.predefinitoparagrafo" style:family="text">
      <style:text-properties style:font-name="Arial" style:font-name-asian="Arial" style:font-name-complex="Arial"/>
    </style:style>
    <style:style style:name="T160" style:parent-style-name="Car.predefinitoparagrafo" style:family="text">
      <style:text-properties style:font-name="Arial" style:font-name-asian="Arial" style:font-name-complex="Arial" fo:font-style="italic" style:font-style-asian="italic" style:text-underline-type="single" style:text-underline-style="solid" style:text-underline-width="auto" style:text-underline-mode="continuous"/>
    </style:style>
    <style:style style:name="T161" style:parent-style-name="Car.predefinitoparagrafo" style:family="text">
      <style:text-properties style:font-name="Arial" style:font-name-asian="Arial" style:font-name-complex="Arial"/>
    </style:style>
    <style:style style:name="T162" style:parent-style-name="Car.predefinitoparagrafo" style:family="text">
      <style:text-properties style:font-name="Arial" style:font-name-asian="Arial" style:font-name-complex="Arial" fo:font-style="italic" style:font-style-asian="italic" style:text-underline-type="single" style:text-underline-style="solid" style:text-underline-width="auto" style:text-underline-mode="continuous"/>
    </style:style>
    <style:style style:name="T163" style:parent-style-name="Car.predefinitoparagrafo" style:family="text">
      <style:text-properties style:font-name="Arial" style:font-name-asian="Arial" style:font-name-complex="Arial"/>
    </style:style>
    <style:style style:name="T164" style:parent-style-name="Car.predefinitoparagrafo" style:family="text">
      <style:text-properties style:font-name="Arial" style:font-name-asian="Arial" style:font-name-complex="Arial"/>
    </style:style>
    <style:style style:name="T165" style:parent-style-name="Car.predefinitoparagrafo" style:family="text">
      <style:text-properties style:font-name="Arial" style:font-name-asian="Arial" style:font-name-complex="Arial"/>
    </style:style>
    <style:style style:name="T166" style:parent-style-name="Car.predefinitoparagrafo" style:family="text">
      <style:text-properties style:font-name="Arial" style:font-name-asian="Arial" style:font-name-complex="Arial"/>
    </style:style>
    <style:style style:name="T167" style:parent-style-name="Car.predefinitoparagrafo" style:family="text">
      <style:text-properties style:font-name="Arial" style:font-name-asian="Arial" style:font-name-complex="Arial"/>
    </style:style>
    <style:style style:name="T168" style:parent-style-name="Car.predefinitoparagrafo" style:family="text">
      <style:text-properties style:font-name="Arial" style:font-name-asian="Arial" style:font-name-complex="Arial"/>
    </style:style>
    <style:style style:name="T169" style:parent-style-name="Car.predefinitoparagrafo" style:family="text">
      <style:text-properties style:font-name="Arial" style:font-name-asian="Arial" style:font-name-complex="Arial"/>
    </style:style>
    <style:style style:name="T170" style:parent-style-name="Car.predefinitoparagrafo" style:family="text">
      <style:text-properties style:font-name="Arial" style:font-name-asian="Arial" style:font-name-complex="Arial"/>
    </style:style>
    <style:style style:name="P171" style:parent-style-name="Normale" style:family="paragraph">
      <style:paragraph-properties fo:margin-bottom="0.0833in" fo:line-height="104%">
        <style:tab-stops>
          <style:tab-stop style:type="left" style:position="0.5937in"/>
        </style:tab-stops>
      </style:paragraph-properties>
    </style:style>
    <style:style style:name="P172" style:parent-style-name="Normale" style:family="paragraph">
      <style:paragraph-properties fo:margin-bottom="0.0833in" fo:line-height="104%">
        <style:tab-stops>
          <style:tab-stop style:type="left" style:position="0.5937in"/>
        </style:tab-stops>
      </style:paragraph-properties>
    </style:style>
    <style:style style:name="T173" style:parent-style-name="Car.predefinitoparagrafo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174" style:parent-style-name="Normale" style:family="paragraph">
      <style:paragraph-properties fo:margin-bottom="0.0833in" fo:line-height="104%">
        <style:tab-stops>
          <style:tab-stop style:type="left" style:position="0.5937in"/>
        </style:tab-stops>
      </style:paragraph-properties>
    </style:style>
    <style:style style:name="T175" style:parent-style-name="Car.predefinitoparagrafo" style:family="text">
      <style:text-properties style:font-name="Arial" style:font-name-asian="Arial" style:font-name-complex="Arial"/>
    </style:style>
    <style:style style:name="T176" style:parent-style-name="Car.predefinitoparagrafo" style:family="text">
      <style:text-properties style:font-name="Arial" style:font-name-asian="Arial" style:font-name-complex="Arial"/>
    </style:style>
    <style:style style:name="P177" style:parent-style-name="Normale" style:family="paragraph">
      <style:paragraph-properties fo:margin-bottom="0.0833in" fo:line-height="104%">
        <style:tab-stops>
          <style:tab-stop style:type="left" style:position="0.5937in"/>
        </style:tab-stops>
      </style:paragraph-properties>
    </style:style>
    <style:style style:name="P178" style:parent-style-name="Normale" style:family="paragraph">
      <style:paragraph-properties fo:margin-bottom="0.0833in" fo:line-height="104%">
        <style:tab-stops>
          <style:tab-stop style:type="left" style:position="0.5937in"/>
        </style:tab-stops>
      </style:paragraph-properties>
    </style:style>
    <style:style style:name="P179" style:parent-style-name="Normale" style:family="paragraph">
      <style:paragraph-properties fo:margin-bottom="0.0833in" fo:line-height="104%">
        <style:tab-stops>
          <style:tab-stop style:type="left" style:position="0.5937in"/>
        </style:tab-stops>
      </style:paragraph-properties>
    </style:style>
    <style:style style:name="T180" style:parent-style-name="Car.predefinitoparagrafo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P181" style:parent-style-name="Normale" style:family="paragraph">
      <style:paragraph-properties fo:margin-bottom="0.0833in" fo:line-height="104%">
        <style:tab-stops>
          <style:tab-stop style:type="left" style:position="0.5937in"/>
        </style:tab-stops>
      </style:paragraph-properties>
    </style:style>
    <style:style style:name="P182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183" style:parent-style-name="Car.predefinitoparagrafo" style:family="text">
      <style:text-properties style:font-name="Arial" style:font-name-asian="Arial" style:font-name-complex="Arial" fo:font-size="9pt" style:font-size-asian="9pt" style:text-underline-type="single" style:text-underline-style="solid" style:text-underline-width="auto" style:text-underline-mode="continuous"/>
    </style:style>
    <style:style style:name="T184" style:parent-style-name="Car.predefinitoparagrafo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T185" style:parent-style-name="Car.predefinitoparagrafo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T186" style:parent-style-name="Car.predefinitoparagrafo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T187" style:parent-style-name="Car.predefinitoparagrafo" style:family="text">
      <style:text-properties style:font-name="Arial" style:font-name-asian="Arial" style:font-name-complex="Arial" fo:font-style="italic" style:font-style-asian="italic" fo:font-size="9pt" style:font-size-asian="9pt"/>
    </style:style>
    <style:style style:name="P188" style:parent-style-name="Normale" style:list-style-name="LFO1" style:family="paragraph">
      <style:paragraph-properties fo:margin-bottom="0.0833in" fo:line-height="104%" fo:margin-left="-0.25in" fo:text-indent="0.25in">
        <style:tab-stops>
          <style:tab-stop style:type="left" style:position="0.0937in"/>
        </style:tab-stops>
      </style:paragraph-properties>
    </style:style>
    <style:style style:name="T189" style:parent-style-name="Car.predefinitoparagrafo" style:family="text">
      <style:text-properties style:font-name="Arial" style:font-name-asian="Arial" style:font-name-complex="Arial" fo:font-size="9pt" style:font-size-asian="9pt" style:text-underline-type="single" style:text-underline-style="solid" style:text-underline-width="auto" style:text-underline-mode="continuous"/>
    </style:style>
    <style:style style:name="T190" style:parent-style-name="Car.predefinitoparagrafo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T191" style:parent-style-name="Car.predefinitoparagrafo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T192" style:parent-style-name="Car.predefinitoparagrafo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T193" style:parent-style-name="Car.predefinitoparagrafo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T194" style:parent-style-name="Car.predefinitoparagrafo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T195" style:parent-style-name="Car.predefinitoparagrafo" style:family="text">
      <style:text-properties style:font-name="Arial" style:font-name-asian="Arial" style:font-name-complex="Arial" fo:font-style="italic" style:font-style-asian="italic" fo:font-size="9pt" style:font-size-asian="9pt"/>
    </style:style>
    <style:style style:name="P196" style:parent-style-name="Normale" style:list-style-name="LFO1" style:family="paragraph">
      <style:paragraph-properties fo:margin-bottom="0.0833in" fo:line-height="104%" fo:margin-left="-0.25in" fo:text-indent="0.25in">
        <style:tab-stops>
          <style:tab-stop style:type="left" style:position="0.0937in"/>
        </style:tab-stops>
      </style:paragraph-properties>
    </style:style>
    <style:style style:name="T197" style:parent-style-name="Car.predefinitoparagrafo" style:family="text">
      <style:text-properties style:font-name="Arial" style:font-name-asian="Arial" style:font-name-complex="Arial" fo:font-size="9pt" style:font-size-asian="9pt" style:text-underline-type="single" style:text-underline-style="solid" style:text-underline-width="auto" style:text-underline-mode="continuous"/>
    </style:style>
    <style:style style:name="T19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9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0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201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20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0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0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0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0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0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208" style:parent-style-name="Normale" style:list-style-name="LFO2" style:family="paragraph">
      <style:paragraph-properties fo:margin-bottom="0.0833in" fo:line-height="104%" fo:margin-left="-0.25in" fo:text-indent="0.25in">
        <style:tab-stops>
          <style:tab-stop style:type="left" style:position="0.0937in"/>
        </style:tab-stops>
      </style:paragraph-properties>
    </style:style>
    <style:style style:name="T209" style:parent-style-name="Car.predefinitoparagrafo" style:family="text">
      <style:text-properties style:font-name="Arial" style:font-name-asian="Arial" style:font-name-complex="Arial" fo:font-size="9pt" style:font-size-asian="9pt" style:text-underline-type="single" style:text-underline-style="solid" style:text-underline-width="auto" style:text-underline-mode="continuous"/>
    </style:style>
    <style:style style:name="T21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1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1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213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21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1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1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1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1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219" style:parent-style-name="Normale" style:family="paragraph">
      <style:paragraph-properties fo:margin-bottom="0.0833in" fo:line-height="104%">
        <style:tab-stops>
          <style:tab-stop style:type="left" style:position="0.5937in"/>
        </style:tab-stops>
      </style:paragraph-properties>
    </style:style>
    <style:style style:name="T22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2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2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2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2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225" style:parent-style-name="Normale" style:family="paragraph">
      <style:paragraph-properties fo:margin-bottom="0.0833in" fo:line-height="104%">
        <style:tab-stops>
          <style:tab-stop style:type="left" style:position="0.5937in"/>
        </style:tab-stops>
      </style:paragraph-properties>
    </style:style>
    <style:style style:name="T22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2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2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2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3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231" style:parent-style-name="Normale" style:family="paragraph">
      <style:paragraph-properties fo:margin-bottom="0.0833in" fo:line-height="104%">
        <style:tab-stops>
          <style:tab-stop style:type="left" style:position="0.5937in"/>
        </style:tab-stops>
      </style:paragraph-properties>
    </style:style>
    <style:style style:name="P232" style:parent-style-name="Normale" style:family="paragraph">
      <style:paragraph-properties fo:margin-bottom="0.0833in" fo:line-height="104%">
        <style:tab-stops>
          <style:tab-stop style:type="left" style:position="0.5937in"/>
        </style:tab-stops>
      </style:paragraph-properties>
    </style:style>
    <style:style style:name="T233" style:parent-style-name="Car.predefinitoparagrafo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P234" style:parent-style-name="Normale" style:family="paragraph">
      <style:paragraph-properties fo:margin-bottom="0.0833in" fo:line-height="104%">
        <style:tab-stops>
          <style:tab-stop style:type="left" style:position="0.5937in"/>
        </style:tab-stops>
      </style:paragraph-properties>
    </style:style>
    <style:style style:name="P235" style:parent-style-name="Normale" style:list-style-name="LFO3" style:family="paragraph">
      <style:paragraph-properties fo:margin-bottom="0.0833in" fo:line-height="104%" fo:margin-left="-0.25in" fo:text-indent="0.25in">
        <style:tab-stops>
          <style:tab-stop style:type="left" style:position="0.0937in"/>
        </style:tab-stops>
      </style:paragraph-properties>
    </style:style>
    <style:style style:name="T236" style:parent-style-name="Car.predefinitoparagrafo" style:family="text">
      <style:text-properties style:font-name="Arial" style:font-name-asian="Arial" style:font-name-complex="Arial" fo:font-size="9pt" style:font-size-asian="9pt" style:text-underline-type="single" style:text-underline-style="solid" style:text-underline-width="auto" style:text-underline-mode="continuous"/>
    </style:style>
    <style:style style:name="T23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3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3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4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41" style:parent-style-name="Car.predefinitoparagrafo" style:family="text">
      <style:text-properties style:font-name="Arial" style:font-name-asian="Arial" style:font-name-complex="Arial" fo:font-style="italic" style:font-style-asian="italic" fo:font-size="9pt" style:font-size-asian="9pt"/>
    </style:style>
    <style:style style:name="P242" style:parent-style-name="Normale" style:list-style-name="LFO3" style:family="paragraph">
      <style:paragraph-properties fo:margin-bottom="0.0833in" fo:line-height="104%" fo:margin-left="-0.25in" fo:text-indent="0.25in">
        <style:tab-stops>
          <style:tab-stop style:type="left" style:position="0.0937in"/>
        </style:tab-stops>
      </style:paragraph-properties>
    </style:style>
    <style:style style:name="T243" style:parent-style-name="Car.predefinitoparagrafo" style:family="text">
      <style:text-properties style:font-name="Arial" style:font-name-asian="Arial" style:font-name-complex="Arial" fo:font-size="9pt" style:font-size-asian="9pt" style:text-underline-type="single" style:text-underline-style="solid" style:text-underline-width="auto" style:text-underline-mode="continuous"/>
    </style:style>
    <style:style style:name="T24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4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4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4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4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249" style:parent-style-name="Normale" style:list-style-name="LFO3" style:family="paragraph">
      <style:paragraph-properties fo:margin-bottom="0.0833in" fo:line-height="104%" fo:margin-left="-0.25in" fo:text-indent="0.25in">
        <style:tab-stops>
          <style:tab-stop style:type="left" style:position="0.0937in"/>
        </style:tab-stops>
      </style:paragraph-properties>
    </style:style>
    <style:style style:name="T250" style:parent-style-name="Car.predefinitoparagrafo" style:family="text">
      <style:text-properties style:font-name="Arial" style:font-name-asian="Arial" style:font-name-complex="Arial" fo:font-size="9pt" style:font-size-asian="9pt" style:text-underline-type="single" style:text-underline-style="solid" style:text-underline-width="auto" style:text-underline-mode="continuous"/>
    </style:style>
    <style:style style:name="T25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5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5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254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25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5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5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5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5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6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261" style:parent-style-name="Normale" style:list-style-name="LFO4" style:family="paragraph">
      <style:paragraph-properties fo:margin-bottom="0.0833in" fo:line-height="104%" fo:margin-left="-0.25in" fo:text-indent="0.25in">
        <style:tab-stops>
          <style:tab-stop style:type="left" style:position="0.0937in"/>
        </style:tab-stops>
      </style:paragraph-properties>
    </style:style>
    <style:style style:name="T262" style:parent-style-name="Car.predefinitoparagrafo" style:family="text">
      <style:text-properties style:font-name="Arial" style:font-name-asian="Arial" style:font-name-complex="Arial" fo:font-size="9pt" style:font-size-asian="9pt" style:text-underline-type="single" style:text-underline-style="solid" style:text-underline-width="auto" style:text-underline-mode="continuous"/>
    </style:style>
    <style:style style:name="T26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6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6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6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267" style:parent-style-name="Normale" style:family="paragraph">
      <style:paragraph-properties fo:margin-bottom="0.0833in" fo:line-height="104%" fo:margin-left="0.5in">
        <style:tab-stops>
          <style:tab-stop style:type="left" style:position="0.5937in"/>
        </style:tab-stops>
      </style:paragraph-properties>
    </style:style>
    <style:style style:name="T26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6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7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7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7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273" style:parent-style-name="Normale" style:family="paragraph">
      <style:paragraph-properties fo:margin-bottom="0.0833in" fo:line-height="104%" fo:margin-left="0.5in">
        <style:tab-stops>
          <style:tab-stop style:type="left" style:position="0.5937in"/>
        </style:tab-stops>
      </style:paragraph-properties>
    </style:style>
    <style:style style:name="T27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7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7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7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7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279" style:parent-style-name="Normale" style:family="paragraph">
      <style:paragraph-properties fo:margin-bottom="0.0833in" fo:line-height="104%" fo:margin-left="0.5in">
        <style:tab-stops>
          <style:tab-stop style:type="left" style:position="0.5937in"/>
        </style:tab-stops>
      </style:paragraph-properties>
    </style:style>
    <style:style style:name="T28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8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8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8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8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285" style:parent-style-name="Normale" style:family="paragraph">
      <style:paragraph-properties fo:margin-bottom="0.0833in" fo:line-height="104%" fo:margin-left="0.5in">
        <style:tab-stops>
          <style:tab-stop style:type="left" style:position="0.5937in"/>
        </style:tab-stops>
      </style:paragraph-properties>
    </style:style>
    <style:style style:name="P286" style:parent-style-name="Normale" style:family="paragraph">
      <style:paragraph-properties fo:margin-bottom="0.0833in" fo:line-height="104%">
        <style:tab-stops>
          <style:tab-stop style:type="left" style:position="0.5937in"/>
        </style:tab-stops>
      </style:paragraph-properties>
    </style:style>
    <style:style style:name="T287" style:parent-style-name="Car.predefinitoparagrafo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P288" style:parent-style-name="Normale" style:family="paragraph">
      <style:paragraph-properties fo:margin-bottom="0.0833in" fo:line-height="104%">
        <style:tab-stops>
          <style:tab-stop style:type="left" style:position="0.5937in"/>
        </style:tab-stops>
      </style:paragraph-properties>
    </style:style>
    <style:style style:name="P289" style:parent-style-name="Normale" style:list-style-name="LFO5" style:family="paragraph">
      <style:paragraph-properties fo:margin-bottom="0.0833in" fo:line-height="104%" fo:margin-left="-0.25in" fo:text-indent="0.25in">
        <style:tab-stops>
          <style:tab-stop style:type="left" style:position="0.0937in"/>
        </style:tab-stops>
      </style:paragraph-properties>
    </style:style>
    <style:style style:name="T290" style:parent-style-name="Car.predefinitoparagrafo" style:family="text">
      <style:text-properties style:font-name="Arial" style:font-name-asian="Arial" style:font-name-complex="Arial" fo:font-size="9pt" style:font-size-asian="9pt" style:text-underline-type="single" style:text-underline-style="solid" style:text-underline-width="auto" style:text-underline-mode="continuous"/>
    </style:style>
    <style:style style:name="T29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9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9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9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9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296" style:parent-style-name="Normale" style:family="paragraph">
      <style:paragraph-properties fo:margin-bottom="0.0833in" fo:line-height="104%" fo:margin-left="2.4583in">
        <style:tab-stops>
          <style:tab-stop style:type="left" style:position="0.5937in"/>
        </style:tab-stops>
      </style:paragraph-properties>
    </style:style>
    <style:style style:name="T29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29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299" style:parent-style-name="Normale" style:list-style-name="LFO6" style:family="paragraph">
      <style:paragraph-properties fo:margin-bottom="0.0833in" fo:line-height="104%" fo:margin-left="-0.25in" fo:text-indent="0.25in">
        <style:tab-stops>
          <style:tab-stop style:type="left" style:position="0.0937in"/>
        </style:tab-stops>
      </style:paragraph-properties>
    </style:style>
    <style:style style:name="T300" style:parent-style-name="Car.predefinitoparagrafo" style:family="text">
      <style:text-properties style:font-name="Arial" style:font-name-asian="Arial" style:font-name-complex="Arial" fo:font-size="9pt" style:font-size-asian="9pt" style:text-underline-type="single" style:text-underline-style="solid" style:text-underline-width="auto" style:text-underline-mode="continuous"/>
    </style:style>
    <style:style style:name="T30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302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30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0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0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0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0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308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30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1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1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1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1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1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1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1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1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318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31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2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2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2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2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2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2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2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2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2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2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3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331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33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3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3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3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3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3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3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3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4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4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4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4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344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34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4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4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4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4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5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5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5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5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354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35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5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5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5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5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6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6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6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6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364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36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6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6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6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6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7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7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7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7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7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7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7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377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37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7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8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8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8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8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8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8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8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8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8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8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390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39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9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9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9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9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9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9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9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39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400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40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0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0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0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0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406" style:parent-style-name="Normale" style:family="paragraph">
      <style:paragraph-properties fo:margin-bottom="0.0833in" fo:line-height="104%">
        <style:tab-stops>
          <style:tab-stop style:type="left" style:position="0.5937in"/>
        </style:tab-stops>
      </style:paragraph-properties>
    </style:style>
    <style:style style:name="T407" style:parent-style-name="Car.predefinitoparagrafo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T408" style:parent-style-name="Car.predefinitoparagrafo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P409" style:parent-style-name="Normale" style:list-style-name="LFO7" style:family="paragraph">
      <style:paragraph-properties fo:margin-bottom="0.0833in" fo:line-height="104%" fo:margin-left="-0.25in" fo:text-indent="0.25in">
        <style:tab-stops>
          <style:tab-stop style:type="left" style:position="0.0937in"/>
        </style:tab-stops>
      </style:paragraph-properties>
    </style:style>
    <style:style style:name="T410" style:parent-style-name="Car.predefinitoparagrafo" style:family="text">
      <style:text-properties style:font-name="Arial" style:font-name-asian="Arial" style:font-name-complex="Arial" fo:font-size="9pt" style:font-size-asian="9pt" style:text-underline-type="single" style:text-underline-style="solid" style:text-underline-width="auto" style:text-underline-mode="continuous"/>
    </style:style>
    <style:style style:name="T411" style:parent-style-name="Car.predefinitoparagrafo" style:family="text">
      <style:text-properties style:font-name="Arial" style:font-name-asian="Arial" style:font-name-complex="Arial" fo:font-size="9pt" style:font-size-asian="9pt" style:text-underline-type="single" style:text-underline-style="solid" style:text-underline-width="auto" style:text-underline-mode="continuous"/>
    </style:style>
    <style:style style:name="T41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1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1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415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41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1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1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1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2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2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2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2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2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2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2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2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2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2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3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3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3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433" style:parent-style-name="Normale" style:list-style-name="LFO8" style:family="paragraph">
      <style:paragraph-properties fo:margin-bottom="0.0833in" fo:line-height="104%" fo:margin-left="-0.25in" fo:text-indent="0.25in">
        <style:tab-stops>
          <style:tab-stop style:type="left" style:position="0.0937in"/>
        </style:tab-stops>
      </style:paragraph-properties>
    </style:style>
    <style:style style:name="T434" style:parent-style-name="Car.predefinitoparagrafo" style:family="text">
      <style:text-properties style:font-name="Arial" style:font-name-asian="Arial" style:font-name-complex="Arial" fo:font-size="9pt" style:font-size-asian="9pt" style:text-underline-type="single" style:text-underline-style="solid" style:text-underline-width="auto" style:text-underline-mode="continuous"/>
    </style:style>
    <style:style style:name="T43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3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3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3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39" style:parent-style-name="Car.predefinitoparagrafo" style:family="text">
      <style:text-properties style:font-name="Arial" style:font-name-asian="Arial" style:font-name-complex="Arial" fo:font-style="italic" style:font-style-asian="italic" fo:font-size="9pt" style:font-size-asian="9pt"/>
    </style:style>
    <style:style style:name="T440" style:parent-style-name="Car.predefinitoparagrafo" style:family="text">
      <style:text-properties style:font-name="Arial" style:font-name-asian="Arial" style:font-name-complex="Arial" fo:font-style="italic" style:font-style-asian="italic" fo:font-size="9pt" style:font-size-asian="9pt"/>
    </style:style>
    <style:style style:name="P441" style:parent-style-name="Normale" style:list-style-name="LFO8" style:family="paragraph">
      <style:paragraph-properties fo:margin-bottom="0.0833in" fo:line-height="104%" fo:margin-left="-0.25in" fo:text-indent="0.25in">
        <style:tab-stops>
          <style:tab-stop style:type="left" style:position="0.0937in"/>
        </style:tab-stops>
      </style:paragraph-properties>
    </style:style>
    <style:style style:name="T442" style:parent-style-name="Car.predefinitoparagrafo" style:family="text">
      <style:text-properties style:font-name="Arial" style:font-name-asian="Arial" style:font-name-complex="Arial" fo:font-size="9pt" style:font-size-asian="9pt" style:text-underline-type="single" style:text-underline-style="solid" style:text-underline-width="auto" style:text-underline-mode="continuous"/>
    </style:style>
    <style:style style:name="T44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4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4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4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4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448" style:parent-style-name="Normale" style:list-style-name="LFO8" style:family="paragraph">
      <style:paragraph-properties fo:margin-bottom="0.0833in" fo:line-height="104%" fo:margin-left="-0.25in" fo:text-indent="0.25in">
        <style:tab-stops>
          <style:tab-stop style:type="left" style:position="0.0937in"/>
        </style:tab-stops>
      </style:paragraph-properties>
    </style:style>
    <style:style style:name="T449" style:parent-style-name="Car.predefinitoparagrafo" style:family="text">
      <style:text-properties style:font-name="Arial" style:font-name-asian="Arial" style:font-name-complex="Arial" fo:font-size="9pt" style:font-size-asian="9pt" style:text-underline-type="single" style:text-underline-style="solid" style:text-underline-width="auto" style:text-underline-mode="continuous"/>
    </style:style>
    <style:style style:name="T45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5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5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5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454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45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5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5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5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5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6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6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462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46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6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6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6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6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6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6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7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7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472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47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7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7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7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7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7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7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480" style:parent-style-name="Normale" style:list-style-name="LFO9" style:family="paragraph">
      <style:paragraph-properties fo:margin-bottom="0.0833in" fo:line-height="104%" fo:margin-left="-0.25in" fo:text-indent="0.25in">
        <style:tab-stops>
          <style:tab-stop style:type="left" style:position="0.0937in"/>
        </style:tab-stops>
      </style:paragraph-properties>
    </style:style>
    <style:style style:name="T48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8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8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8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485" style:parent-style-name="Normale" style:family="paragraph">
      <style:paragraph-properties fo:margin-bottom="0.0833in" fo:line-height="104%" fo:margin-left="0.5in">
        <style:tab-stops>
          <style:tab-stop style:type="left" style:position="0.5937in"/>
        </style:tab-stops>
      </style:paragraph-properties>
    </style:style>
    <style:style style:name="T48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8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8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8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9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491" style:parent-style-name="Normale" style:family="paragraph">
      <style:paragraph-properties fo:margin-bottom="0.0833in" fo:line-height="104%" fo:margin-left="0.5in">
        <style:tab-stops>
          <style:tab-stop style:type="left" style:position="0.5937in"/>
        </style:tab-stops>
      </style:paragraph-properties>
    </style:style>
    <style:style style:name="T49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9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9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9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9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9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9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49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500" style:parent-style-name="Normale" style:family="paragraph">
      <style:paragraph-properties fo:margin-bottom="0.0833in" fo:line-height="104%" fo:margin-left="0.5in">
        <style:tab-stops>
          <style:tab-stop style:type="left" style:position="0.5937in"/>
        </style:tab-stops>
      </style:paragraph-properties>
    </style:style>
    <style:style style:name="T50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0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0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0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0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0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0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0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509" style:parent-style-name="Normale" style:family="paragraph">
      <style:paragraph-properties fo:margin-bottom="0.0833in" fo:line-height="104%" fo:margin-left="0.5in">
        <style:tab-stops>
          <style:tab-stop style:type="left" style:position="0.5937in"/>
        </style:tab-stops>
      </style:paragraph-properties>
    </style:style>
    <style:style style:name="T51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1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1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1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1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1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1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1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1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1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2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2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2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523" style:parent-style-name="Normale" style:family="paragraph">
      <style:paragraph-properties fo:margin-bottom="0.0833in" fo:line-height="104%" fo:margin-left="0.5in">
        <style:tab-stops>
          <style:tab-stop style:type="left" style:position="0.5937in"/>
        </style:tab-stops>
      </style:paragraph-properties>
    </style:style>
    <style:style style:name="T52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2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2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2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2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2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3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3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3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3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3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535" style:parent-style-name="Normale" style:family="paragraph">
      <style:paragraph-properties fo:margin-bottom="0.0833in" fo:line-height="104%" fo:margin-left="0.5in">
        <style:tab-stops>
          <style:tab-stop style:type="left" style:position="0.5937in"/>
        </style:tab-stops>
      </style:paragraph-properties>
    </style:style>
    <style:style style:name="T53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3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3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3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4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4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4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4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4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4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4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4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4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549" style:parent-style-name="Normale" style:family="paragraph">
      <style:paragraph-properties fo:margin-bottom="0.0833in" fo:line-height="104%" fo:margin-left="0.5in">
        <style:tab-stops>
          <style:tab-stop style:type="left" style:position="0.5937in"/>
        </style:tab-stops>
      </style:paragraph-properties>
    </style:style>
    <style:style style:name="T55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5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5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5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5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5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5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5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5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559" style:parent-style-name="Normale" style:family="paragraph">
      <style:paragraph-properties fo:margin-bottom="0.0833in" fo:line-height="104%" fo:margin-left="0.5in">
        <style:tab-stops>
          <style:tab-stop style:type="left" style:position="0.5937in"/>
        </style:tab-stops>
      </style:paragraph-properties>
    </style:style>
    <style:style style:name="T56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6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6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6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6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6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6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6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6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6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7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7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7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573" style:parent-style-name="Normale" style:family="paragraph">
      <style:paragraph-properties fo:margin-bottom="0.0833in" fo:line-height="104%" fo:margin-left="0.5in">
        <style:tab-stops>
          <style:tab-stop style:type="left" style:position="0.5937in"/>
        </style:tab-stops>
      </style:paragraph-properties>
    </style:style>
    <style:style style:name="T57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7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7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7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7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7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8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8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8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8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8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585" style:parent-style-name="Normale" style:family="paragraph">
      <style:paragraph-properties fo:margin-bottom="0.0833in" fo:line-height="104%" fo:margin-left="0.5in">
        <style:tab-stops>
          <style:tab-stop style:type="left" style:position="0.5937in"/>
        </style:tab-stops>
      </style:paragraph-properties>
    </style:style>
    <style:style style:name="T58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8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8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8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9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9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9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9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594" style:parent-style-name="Normale" style:family="paragraph">
      <style:paragraph-properties fo:margin-bottom="0.0833in" fo:line-height="104%" fo:margin-left="0.5in">
        <style:tab-stops>
          <style:tab-stop style:type="left" style:position="0.5937in"/>
        </style:tab-stops>
      </style:paragraph-properties>
    </style:style>
    <style:style style:name="T59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9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9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9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59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0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0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0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603" style:parent-style-name="Normale" style:family="paragraph">
      <style:paragraph-properties fo:margin-bottom="0.0833in" fo:line-height="104%" fo:margin-left="0.5in">
        <style:tab-stops>
          <style:tab-stop style:type="left" style:position="0.5937in"/>
        </style:tab-stops>
      </style:paragraph-properties>
    </style:style>
    <style:style style:name="T60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0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0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0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0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0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1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1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1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1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1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1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1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617" style:parent-style-name="Normale" style:family="paragraph">
      <style:paragraph-properties fo:margin-bottom="0.0833in" fo:line-height="104%" fo:margin-left="0.5in">
        <style:tab-stops>
          <style:tab-stop style:type="left" style:position="0.5937in"/>
        </style:tab-stops>
      </style:paragraph-properties>
    </style:style>
    <style:style style:name="T61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1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2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2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2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2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2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2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2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2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2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629" style:parent-style-name="Normale" style:family="paragraph">
      <style:paragraph-properties fo:margin-bottom="0.0833in" fo:line-height="104%" fo:margin-left="0.5in">
        <style:tab-stops>
          <style:tab-stop style:type="left" style:position="0.5937in"/>
        </style:tab-stops>
      </style:paragraph-properties>
    </style:style>
    <style:style style:name="T63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3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3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3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3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3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3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3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3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3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4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4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4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4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644" style:parent-style-name="Normale" style:family="paragraph">
      <style:paragraph-properties fo:margin-bottom="0.0833in" fo:line-height="104%" fo:margin-left="0.5in">
        <style:tab-stops>
          <style:tab-stop style:type="left" style:position="0.5937in"/>
        </style:tab-stops>
      </style:paragraph-properties>
    </style:style>
    <style:style style:name="T64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4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4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4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4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5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5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5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5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654" style:parent-style-name="Normale" style:family="paragraph">
      <style:paragraph-properties fo:margin-bottom="0.0833in" fo:line-height="104%" fo:margin-left="0.5in">
        <style:tab-stops>
          <style:tab-stop style:type="left" style:position="0.5937in"/>
        </style:tab-stops>
      </style:paragraph-properties>
    </style:style>
    <style:style style:name="T65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5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5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5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5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6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6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6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6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6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6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666" style:parent-style-name="Normale" style:family="paragraph">
      <style:paragraph-properties fo:margin-bottom="0.0833in" fo:line-height="104%" fo:margin-left="0.5in">
        <style:tab-stops>
          <style:tab-stop style:type="left" style:position="0.5937in"/>
        </style:tab-stops>
      </style:paragraph-properties>
    </style:style>
    <style:style style:name="T66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6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6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7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7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7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7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7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675" style:parent-style-name="Normale" style:family="paragraph">
      <style:paragraph-properties fo:margin-bottom="0.0833in" fo:line-height="104%" fo:margin-left="0.5in">
        <style:tab-stops>
          <style:tab-stop style:type="left" style:position="0.5937in"/>
        </style:tab-stops>
      </style:paragraph-properties>
    </style:style>
    <style:style style:name="T67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7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7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7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8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8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8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683" style:parent-style-name="Normale" style:family="paragraph">
      <style:paragraph-properties fo:margin-bottom="0.0833in" fo:line-height="104%" fo:margin-left="0.5in">
        <style:tab-stops>
          <style:tab-stop style:type="left" style:position="0.5937in"/>
        </style:tab-stops>
      </style:paragraph-properties>
    </style:style>
    <style:style style:name="T68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8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8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8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8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8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9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9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9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9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9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695" style:parent-style-name="Normale" style:family="paragraph">
      <style:paragraph-properties fo:margin-bottom="0.0833in" fo:line-height="104%" fo:margin-left="0.5in">
        <style:tab-stops>
          <style:tab-stop style:type="left" style:position="0.5937in"/>
        </style:tab-stops>
      </style:paragraph-properties>
    </style:style>
    <style:style style:name="T69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9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9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69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0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0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702" style:parent-style-name="Normale" style:family="paragraph">
      <style:paragraph-properties fo:margin-bottom="0.0833in" fo:line-height="104%" fo:margin-left="0.5in">
        <style:tab-stops>
          <style:tab-stop style:type="left" style:position="0.5937in"/>
        </style:tab-stops>
      </style:paragraph-properties>
    </style:style>
    <style:style style:name="T70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0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0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0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0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0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0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1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1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712" style:parent-style-name="Normale" style:family="paragraph">
      <style:paragraph-properties fo:margin-bottom="0.0833in" fo:line-height="104%" fo:margin-left="0.5in">
        <style:tab-stops>
          <style:tab-stop style:type="left" style:position="0.5937in"/>
        </style:tab-stops>
      </style:paragraph-properties>
    </style:style>
    <style:style style:name="P713" style:parent-style-name="Normale" style:family="paragraph">
      <style:paragraph-properties fo:margin-bottom="0.0833in" fo:line-height="104%" fo:margin-left="0.5in">
        <style:tab-stops>
          <style:tab-stop style:type="left" style:position="0.5937in"/>
        </style:tab-stops>
      </style:paragraph-properties>
    </style:style>
    <style:style style:name="P714" style:parent-style-name="Normale" style:family="paragraph">
      <style:paragraph-properties fo:margin-bottom="0.0833in" fo:line-height="104%" fo:margin-left="0.5in">
        <style:tab-stops>
          <style:tab-stop style:type="left" style:position="0.5937in"/>
        </style:tab-stops>
      </style:paragraph-properties>
    </style:style>
    <style:style style:name="P715" style:parent-style-name="Normale" style:family="paragraph">
      <style:paragraph-properties fo:margin-bottom="0.0833in" fo:line-height="104%">
        <style:tab-stops>
          <style:tab-stop style:type="left" style:position="0.5937in"/>
        </style:tab-stops>
      </style:paragraph-properties>
    </style:style>
    <style:style style:name="T716" style:parent-style-name="Car.predefinitoparagrafo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T717" style:parent-style-name="Car.predefinitoparagrafo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P718" style:parent-style-name="Normale" style:list-style-name="LFO10" style:family="paragraph">
      <style:paragraph-properties fo:margin-bottom="0.0833in" fo:line-height="104%" fo:margin-left="-0.25in" fo:text-indent="0.25in">
        <style:tab-stops>
          <style:tab-stop style:type="left" style:position="0.0937in"/>
        </style:tab-stops>
      </style:paragraph-properties>
    </style:style>
    <style:style style:name="T719" style:parent-style-name="Car.predefinitoparagrafo" style:family="text">
      <style:text-properties style:font-name="Arial" style:font-name-asian="Arial" style:font-name-complex="Arial" fo:font-size="9pt" style:font-size-asian="9pt" style:text-underline-type="single" style:text-underline-style="solid" style:text-underline-width="auto" style:text-underline-mode="continuous"/>
    </style:style>
    <style:style style:name="T72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2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2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2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2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2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2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2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2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2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730" style:parent-style-name="Normale" style:list-style-name="LFO10" style:family="paragraph">
      <style:paragraph-properties fo:margin-bottom="0.0833in" fo:line-height="104%" fo:margin-left="-0.25in" fo:text-indent="0.25in">
        <style:tab-stops>
          <style:tab-stop style:type="left" style:position="0.0937in"/>
        </style:tab-stops>
      </style:paragraph-properties>
    </style:style>
    <style:style style:name="T731" style:parent-style-name="Car.predefinitoparagrafo" style:family="text">
      <style:text-properties style:font-name="Arial" style:font-name-asian="Arial" style:font-name-complex="Arial" fo:font-size="9pt" style:font-size-asian="9pt" style:text-underline-type="single" style:text-underline-style="solid" style:text-underline-width="auto" style:text-underline-mode="continuous"/>
    </style:style>
    <style:style style:name="T73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3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3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3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36" style:parent-style-name="Car.predefinitoparagrafo" style:family="text">
      <style:text-properties style:font-name="Arial" style:font-name-asian="Arial" style:font-name-complex="Arial" fo:font-style="italic" style:font-style-asian="italic" fo:font-size="9pt" style:font-size-asian="9pt"/>
    </style:style>
    <style:style style:name="T737" style:parent-style-name="Car.predefinitoparagrafo" style:family="text">
      <style:text-properties style:font-name="Arial" style:font-name-asian="Arial" style:font-name-complex="Arial" fo:font-style="italic" style:font-style-asian="italic" fo:font-size="9pt" style:font-size-asian="9pt"/>
    </style:style>
    <style:style style:name="P738" style:parent-style-name="Normale" style:list-style-name="LFO10" style:family="paragraph">
      <style:paragraph-properties fo:margin-bottom="0.0833in" fo:line-height="104%" fo:margin-left="-0.25in" fo:text-indent="0.25in">
        <style:tab-stops>
          <style:tab-stop style:type="left" style:position="0.0937in"/>
        </style:tab-stops>
      </style:paragraph-properties>
    </style:style>
    <style:style style:name="T739" style:parent-style-name="Car.predefinitoparagrafo" style:family="text">
      <style:text-properties style:font-name="Arial" style:font-name-asian="Arial" style:font-name-complex="Arial" fo:font-size="9pt" style:font-size-asian="9pt" style:text-underline-type="single" style:text-underline-style="solid" style:text-underline-width="auto" style:text-underline-mode="continuous"/>
    </style:style>
    <style:style style:name="T74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4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4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4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744" style:parent-style-name="Normale" style:list-style-name="LFO10" style:family="paragraph">
      <style:paragraph-properties fo:margin-bottom="0.0833in" fo:line-height="104%" fo:margin-left="-0.25in" fo:text-indent="0.25in">
        <style:tab-stops>
          <style:tab-stop style:type="left" style:position="0.0937in"/>
        </style:tab-stops>
      </style:paragraph-properties>
    </style:style>
    <style:style style:name="T745" style:parent-style-name="Car.predefinitoparagrafo" style:family="text">
      <style:text-properties style:font-name="Arial" style:font-name-asian="Arial" style:font-name-complex="Arial" fo:font-size="9pt" style:font-size-asian="9pt" style:text-underline-type="single" style:text-underline-style="solid" style:text-underline-width="auto" style:text-underline-mode="continuous"/>
    </style:style>
    <style:style style:name="T74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4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4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749" style:parent-style-name="Normale" style:list-style-name="LFO10" style:family="paragraph">
      <style:paragraph-properties fo:margin-bottom="0.0833in" fo:line-height="104%" fo:margin-left="-0.25in" fo:text-indent="0.25in">
        <style:tab-stops>
          <style:tab-stop style:type="left" style:position="0.0937in"/>
        </style:tab-stops>
      </style:paragraph-properties>
    </style:style>
    <style:style style:name="T750" style:parent-style-name="Car.predefinitoparagrafo" style:family="text">
      <style:text-properties style:font-name="Arial" style:font-name-asian="Arial" style:font-name-complex="Arial" fo:font-size="9pt" style:font-size-asian="9pt" style:text-underline-type="single" style:text-underline-style="solid" style:text-underline-width="auto" style:text-underline-mode="continuous"/>
    </style:style>
    <style:style style:name="T75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5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5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5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755" style:parent-style-name="Normale" style:family="paragraph">
      <style:paragraph-properties fo:margin-bottom="0.0833in" fo:line-height="104%">
        <style:tab-stops>
          <style:tab-stop style:type="left" style:position="0.5937in"/>
        </style:tab-stops>
      </style:paragraph-properties>
    </style:style>
    <style:style style:name="T756" style:parent-style-name="Car.predefinitoparagrafo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T757" style:parent-style-name="Car.predefinitoparagrafo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P758" style:parent-style-name="Normale" style:list-style-name="LFO11" style:family="paragraph">
      <style:paragraph-properties fo:margin-bottom="0.0833in" fo:line-height="104%" fo:margin-left="-0.25in" fo:text-indent="0.25in">
        <style:tab-stops>
          <style:tab-stop style:type="left" style:position="0.0937in"/>
        </style:tab-stops>
      </style:paragraph-properties>
    </style:style>
    <style:style style:name="T759" style:parent-style-name="Car.predefinitoparagrafo" style:family="text">
      <style:text-properties style:font-name="Arial" style:font-name-asian="Arial" style:font-name-complex="Arial" fo:font-size="9pt" style:font-size-asian="9pt" style:text-underline-type="single" style:text-underline-style="solid" style:text-underline-width="auto" style:text-underline-mode="continuous"/>
    </style:style>
    <style:style style:name="T76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6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6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6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64" style:parent-style-name="Car.predefinitoparagrafo" style:family="text">
      <style:text-properties style:font-name="Arial" style:font-name-asian="Arial" style:font-name-complex="Arial" fo:font-style="italic" style:font-style-asian="italic" fo:font-size="9pt" style:font-size-asian="9pt"/>
    </style:style>
    <style:style style:name="P765" style:parent-style-name="Normale" style:list-style-name="LFO11" style:family="paragraph">
      <style:paragraph-properties fo:margin-bottom="0.0833in" fo:line-height="104%" fo:margin-left="-0.25in" fo:text-indent="0.25in">
        <style:tab-stops>
          <style:tab-stop style:type="left" style:position="0.0937in"/>
        </style:tab-stops>
      </style:paragraph-properties>
    </style:style>
    <style:style style:name="T766" style:parent-style-name="Car.predefinitoparagrafo" style:family="text">
      <style:text-properties style:font-name="Arial" style:font-name-asian="Arial" style:font-name-complex="Arial" fo:font-size="9pt" style:font-size-asian="9pt" style:text-underline-type="single" style:text-underline-style="solid" style:text-underline-width="auto" style:text-underline-mode="continuous"/>
    </style:style>
    <style:style style:name="T76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6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6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7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7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772" style:parent-style-name="Normale" style:list-style-name="LFO11" style:family="paragraph">
      <style:paragraph-properties fo:margin-bottom="0.0833in" fo:line-height="104%" fo:margin-left="-0.25in" fo:text-indent="0.25in">
        <style:tab-stops>
          <style:tab-stop style:type="left" style:position="0.0937in"/>
        </style:tab-stops>
      </style:paragraph-properties>
    </style:style>
    <style:style style:name="T773" style:parent-style-name="Car.predefinitoparagrafo" style:family="text">
      <style:text-properties style:font-name="Arial" style:font-name-asian="Arial" style:font-name-complex="Arial" fo:font-size="9pt" style:font-size-asian="9pt" style:text-underline-type="single" style:text-underline-style="solid" style:text-underline-width="auto" style:text-underline-mode="continuous"/>
    </style:style>
    <style:style style:name="T77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7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7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777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77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7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8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8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8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8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784" style:parent-style-name="Normale" style:list-style-name="LFO12" style:family="paragraph">
      <style:paragraph-properties fo:margin-bottom="0.0833in" fo:line-height="104%" fo:margin-left="-0.25in" fo:text-indent="0.25in">
        <style:tab-stops>
          <style:tab-stop style:type="left" style:position="0.0937in"/>
        </style:tab-stops>
      </style:paragraph-properties>
    </style:style>
    <style:style style:name="T785" style:parent-style-name="Car.predefinitoparagrafo" style:family="text">
      <style:text-properties style:font-name="Arial" style:font-name-asian="Arial" style:font-name-complex="Arial" fo:font-size="9pt" style:font-size-asian="9pt" style:text-underline-type="single" style:text-underline-style="solid" style:text-underline-width="auto" style:text-underline-mode="continuous"/>
    </style:style>
    <style:style style:name="T78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787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78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8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9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9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9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793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79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9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9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9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9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79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800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80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0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0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0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0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806" style:parent-style-name="Normale" style:family="paragraph">
      <style:paragraph-properties fo:margin-bottom="0.0833in" fo:line-height="104%">
        <style:tab-stops>
          <style:tab-stop style:type="left" style:position="0.5937in"/>
        </style:tab-stops>
      </style:paragraph-properties>
    </style:style>
    <style:style style:name="T807" style:parent-style-name="Car.predefinitoparagrafo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P808" style:parent-style-name="Normale" style:list-style-name="LFO13" style:family="paragraph">
      <style:paragraph-properties fo:margin-bottom="0.0833in" fo:line-height="104%" fo:margin-left="-0.25in" fo:text-indent="0.25in">
        <style:tab-stops>
          <style:tab-stop style:type="left" style:position="0.0937in"/>
        </style:tab-stops>
      </style:paragraph-properties>
    </style:style>
    <style:style style:name="T809" style:parent-style-name="Car.predefinitoparagrafo" style:family="text">
      <style:text-properties style:font-name="Arial" style:font-name-asian="Arial" style:font-name-complex="Arial" fo:font-size="9pt" style:font-size-asian="9pt" style:text-underline-type="single" style:text-underline-style="solid" style:text-underline-width="auto" style:text-underline-mode="continuous"/>
    </style:style>
    <style:style style:name="T81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1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1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13" style:parent-style-name="Car.predefinitoparagrafo" style:family="text">
      <style:text-properties style:font-name="Arial" style:font-name-asian="Arial" style:font-name-complex="Arial" fo:font-style="italic" style:font-style-asian="italic" fo:font-size="9pt" style:font-size-asian="9pt"/>
    </style:style>
    <style:style style:name="P814" style:parent-style-name="Normale" style:list-style-name="LFO13" style:family="paragraph">
      <style:paragraph-properties fo:margin-bottom="0.0833in" fo:line-height="104%" fo:margin-left="-0.25in" fo:text-indent="0.25in">
        <style:tab-stops>
          <style:tab-stop style:type="left" style:position="0.0937in"/>
        </style:tab-stops>
      </style:paragraph-properties>
    </style:style>
    <style:style style:name="T815" style:parent-style-name="Car.predefinitoparagrafo" style:family="text">
      <style:text-properties style:font-name="Arial" style:font-name-asian="Arial" style:font-name-complex="Arial" fo:font-size="9pt" style:font-size-asian="9pt" style:text-underline-type="single" style:text-underline-style="solid" style:text-underline-width="auto" style:text-underline-mode="continuous"/>
    </style:style>
    <style:style style:name="T81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1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1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1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2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2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822" style:parent-style-name="Normale" style:list-style-name="LFO13" style:family="paragraph">
      <style:paragraph-properties fo:margin-bottom="0.0833in" fo:line-height="104%" fo:margin-left="-0.25in" fo:text-indent="0.25in">
        <style:tab-stops>
          <style:tab-stop style:type="left" style:position="0.0937in"/>
        </style:tab-stops>
      </style:paragraph-properties>
    </style:style>
    <style:style style:name="T823" style:parent-style-name="Car.predefinitoparagrafo" style:family="text">
      <style:text-properties style:font-name="Arial" style:font-name-asian="Arial" style:font-name-complex="Arial" fo:font-size="9pt" style:font-size-asian="9pt" style:text-underline-type="single" style:text-underline-style="solid" style:text-underline-width="auto" style:text-underline-mode="continuous"/>
    </style:style>
    <style:style style:name="T82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2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826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82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2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2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3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3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832" style:parent-style-name="Normale" style:list-style-name="LFO14" style:family="paragraph">
      <style:paragraph-properties fo:margin-bottom="0.0833in" fo:line-height="104%" fo:margin-left="-0.25in" fo:text-indent="0.25in">
        <style:tab-stops>
          <style:tab-stop style:type="left" style:position="0.0937in"/>
        </style:tab-stops>
      </style:paragraph-properties>
    </style:style>
    <style:style style:name="T833" style:parent-style-name="Car.predefinitoparagrafo" style:family="text">
      <style:text-properties style:font-name="Arial" style:font-name-asian="Arial" style:font-name-complex="Arial" fo:font-size="9pt" style:font-size-asian="9pt" style:text-underline-type="single" style:text-underline-style="solid" style:text-underline-width="auto" style:text-underline-mode="continuous"/>
    </style:style>
    <style:style style:name="T83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835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83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3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3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3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4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841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84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4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4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4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4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4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848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84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5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5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5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5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5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855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85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5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5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5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6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861" style:parent-style-name="Normale" style:family="paragraph">
      <style:paragraph-properties fo:margin-bottom="0.0833in" fo:line-height="104%">
        <style:tab-stops>
          <style:tab-stop style:type="left" style:position="0.5937in"/>
        </style:tab-stops>
      </style:paragraph-properties>
    </style:style>
    <style:style style:name="T862" style:parent-style-name="Car.predefinitoparagrafo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P863" style:parent-style-name="Normale" style:list-style-name="LFO15" style:family="paragraph">
      <style:paragraph-properties fo:margin-bottom="0.0833in" fo:line-height="104%" fo:margin-left="-0.25in" fo:text-indent="0.25in">
        <style:tab-stops>
          <style:tab-stop style:type="left" style:position="0.0937in"/>
        </style:tab-stops>
      </style:paragraph-properties>
    </style:style>
    <style:style style:name="T864" style:parent-style-name="Car.predefinitoparagrafo" style:family="text">
      <style:text-properties style:font-name="Arial" style:font-name-asian="Arial" style:font-name-complex="Arial" fo:font-size="9pt" style:font-size-asian="9pt" style:text-underline-type="single" style:text-underline-style="solid" style:text-underline-width="auto" style:text-underline-mode="continuous"/>
    </style:style>
    <style:style style:name="T86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6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6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6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69" style:parent-style-name="Car.predefinitoparagrafo" style:family="text">
      <style:text-properties style:font-name="Arial" style:font-name-asian="Arial" style:font-name-complex="Arial" fo:font-style="italic" style:font-style-asian="italic" fo:font-size="9pt" style:font-size-asian="9pt"/>
    </style:style>
    <style:style style:name="P870" style:parent-style-name="Normale" style:list-style-name="LFO15" style:family="paragraph">
      <style:paragraph-properties fo:margin-bottom="0.0833in" fo:line-height="104%" fo:margin-left="-0.25in" fo:text-indent="0.25in">
        <style:tab-stops>
          <style:tab-stop style:type="left" style:position="0.0937in"/>
        </style:tab-stops>
      </style:paragraph-properties>
    </style:style>
    <style:style style:name="T871" style:parent-style-name="Car.predefinitoparagrafo" style:family="text">
      <style:text-properties style:font-name="Arial" style:font-name-asian="Arial" style:font-name-complex="Arial" fo:font-size="9pt" style:font-size-asian="9pt" style:text-underline-type="single" style:text-underline-style="solid" style:text-underline-width="auto" style:text-underline-mode="continuous"/>
    </style:style>
    <style:style style:name="T87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7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7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7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876" style:parent-style-name="Normale" style:list-style-name="LFO15" style:family="paragraph">
      <style:paragraph-properties fo:margin-bottom="0.0833in" fo:line-height="104%" fo:margin-left="-0.25in" fo:text-indent="0.25in">
        <style:tab-stops>
          <style:tab-stop style:type="left" style:position="0.0937in"/>
        </style:tab-stops>
      </style:paragraph-properties>
    </style:style>
    <style:style style:name="T877" style:parent-style-name="Car.predefinitoparagrafo" style:family="text">
      <style:text-properties style:font-name="Arial" style:font-name-asian="Arial" style:font-name-complex="Arial" fo:font-size="9pt" style:font-size-asian="9pt" style:text-underline-type="single" style:text-underline-style="solid" style:text-underline-width="auto" style:text-underline-mode="continuous"/>
    </style:style>
    <style:style style:name="T87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7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8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881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88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8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8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8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8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887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88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8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9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9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9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9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9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9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896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89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9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89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0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0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0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0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0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905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90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0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0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0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1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1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1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1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914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91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1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1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1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1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2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2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2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923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92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2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2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2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2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2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3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3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932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93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3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3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3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3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3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3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940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94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4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4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4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4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4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4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4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949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95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5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5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5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5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5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956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95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5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5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6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6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962" style:parent-style-name="Normale" style:family="paragraph">
      <style:paragraph-properties fo:margin-bottom="0.0833in" fo:line-height="104%">
        <style:tab-stops>
          <style:tab-stop style:type="left" style:position="0.5937in"/>
        </style:tab-stops>
      </style:paragraph-properties>
    </style:style>
    <style:style style:name="T963" style:parent-style-name="Car.predefinitoparagrafo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P964" style:parent-style-name="Normale" style:list-style-name="LFO16" style:family="paragraph">
      <style:paragraph-properties fo:margin-bottom="0.0833in" fo:line-height="104%" fo:margin-left="-0.25in" fo:text-indent="0.25in">
        <style:tab-stops>
          <style:tab-stop style:type="left" style:position="0.0937in"/>
        </style:tab-stops>
      </style:paragraph-properties>
    </style:style>
    <style:style style:name="T965" style:parent-style-name="Car.predefinitoparagrafo" style:family="text">
      <style:text-properties style:font-name="Arial" style:font-name-asian="Arial" style:font-name-complex="Arial" fo:font-size="9pt" style:font-size-asian="9pt" style:text-underline-type="single" style:text-underline-style="solid" style:text-underline-width="auto" style:text-underline-mode="continuous"/>
    </style:style>
    <style:style style:name="T96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6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6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6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70" style:parent-style-name="Car.predefinitoparagrafo" style:family="text">
      <style:text-properties style:font-name="Arial" style:font-name-asian="Arial" style:font-name-complex="Arial" fo:font-style="italic" style:font-style-asian="italic" fo:font-size="9pt" style:font-size-asian="9pt"/>
    </style:style>
    <style:style style:name="T971" style:parent-style-name="Car.predefinitoparagrafo" style:family="text">
      <style:text-properties style:font-name="Arial" style:font-name-asian="Arial" style:font-name-complex="Arial" fo:font-style="italic" style:font-style-asian="italic" fo:font-size="9pt" style:font-size-asian="9pt"/>
    </style:style>
    <style:style style:name="P972" style:parent-style-name="Normale" style:list-style-name="LFO16" style:family="paragraph">
      <style:paragraph-properties fo:margin-bottom="0.0833in" fo:line-height="104%" fo:margin-left="-0.25in" fo:text-indent="0.25in">
        <style:tab-stops>
          <style:tab-stop style:type="left" style:position="0.0937in"/>
        </style:tab-stops>
      </style:paragraph-properties>
    </style:style>
    <style:style style:name="T973" style:parent-style-name="Car.predefinitoparagrafo" style:family="text">
      <style:text-properties style:font-name="Arial" style:font-name-asian="Arial" style:font-name-complex="Arial" fo:font-size="9pt" style:font-size-asian="9pt" style:text-underline-type="single" style:text-underline-style="solid" style:text-underline-width="auto" style:text-underline-mode="continuous"/>
    </style:style>
    <style:style style:name="T97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7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7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7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7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979" style:parent-style-name="Normale" style:list-style-name="LFO16" style:family="paragraph">
      <style:paragraph-properties fo:margin-bottom="0.0833in" fo:line-height="104%" fo:margin-left="-0.25in" fo:text-indent="0.25in">
        <style:tab-stops>
          <style:tab-stop style:type="left" style:position="0.0937in"/>
        </style:tab-stops>
      </style:paragraph-properties>
    </style:style>
    <style:style style:name="T980" style:parent-style-name="Car.predefinitoparagrafo" style:family="text">
      <style:text-properties style:font-name="Arial" style:font-name-asian="Arial" style:font-name-complex="Arial" fo:font-size="9pt" style:font-size-asian="9pt" style:text-underline-type="single" style:text-underline-style="solid" style:text-underline-width="auto" style:text-underline-mode="continuous"/>
    </style:style>
    <style:style style:name="T98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8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8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984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98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8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8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8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8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990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99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9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9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9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9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9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997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99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99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0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0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0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0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0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0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0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1007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100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0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1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1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1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1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1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1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1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1017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101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1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2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2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2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2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2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2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2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1027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102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2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3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3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3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3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3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3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3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1037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103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3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4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4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4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4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4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4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4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1047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104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4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5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5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5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5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5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5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5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1057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105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5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6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6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6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6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6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6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6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1067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106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6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7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7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7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7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7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7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7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7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1078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107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8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8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8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8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8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8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8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8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1088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108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9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9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9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9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9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9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9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1097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109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09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0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0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0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0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1104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110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0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0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0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0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1110" style:parent-style-name="Normale" style:family="paragraph">
      <style:paragraph-properties fo:margin-bottom="0.0833in" fo:line-height="104%">
        <style:tab-stops>
          <style:tab-stop style:type="left" style:position="0.5937in"/>
        </style:tab-stops>
      </style:paragraph-properties>
    </style:style>
    <style:style style:name="T1111" style:parent-style-name="Car.predefinitoparagrafo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P1112" style:parent-style-name="Normale" style:list-style-name="LFO17" style:family="paragraph">
      <style:paragraph-properties fo:margin-bottom="0.0833in" fo:line-height="104%" fo:margin-left="-0.25in" fo:text-indent="0.25in">
        <style:tab-stops>
          <style:tab-stop style:type="left" style:position="0.0937in"/>
        </style:tab-stops>
      </style:paragraph-properties>
    </style:style>
    <style:style style:name="T111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1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1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1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1117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111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1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2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2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2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2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1124" style:parent-style-name="Normale" style:list-style-name="LFO18" style:family="paragraph">
      <style:paragraph-properties fo:margin-bottom="0.0833in" fo:line-height="104%" fo:margin-left="-0.25in" fo:text-indent="0.25in">
        <style:tab-stops>
          <style:tab-stop style:type="left" style:position="0.0937in"/>
        </style:tab-stops>
      </style:paragraph-properties>
    </style:style>
    <style:style style:name="T112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2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2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2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2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3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1131" style:parent-style-name="Normale" style:list-style-name="LFO18" style:family="paragraph">
      <style:paragraph-properties fo:margin-bottom="0.0833in" fo:line-height="104%" fo:margin-left="-0.25in" fo:text-indent="0.25in">
        <style:tab-stops>
          <style:tab-stop style:type="left" style:position="0.0937in"/>
        </style:tab-stops>
      </style:paragraph-properties>
    </style:style>
    <style:style style:name="T113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3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3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3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3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1137" style:parent-style-name="Normale" style:list-style-name="LFO18" style:family="paragraph">
      <style:paragraph-properties fo:margin-bottom="0.0833in" fo:line-height="104%" fo:margin-left="-0.25in" fo:text-indent="0.25in">
        <style:tab-stops>
          <style:tab-stop style:type="left" style:position="0.0937in"/>
        </style:tab-stops>
      </style:paragraph-properties>
    </style:style>
    <style:style style:name="T113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3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4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4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4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1143" style:parent-style-name="Normale" style:list-style-name="LFO18" style:family="paragraph">
      <style:paragraph-properties fo:margin-bottom="0.0833in" fo:line-height="104%" fo:margin-left="-0.25in" fo:text-indent="0.25in">
        <style:tab-stops>
          <style:tab-stop style:type="left" style:position="0.0937in"/>
        </style:tab-stops>
      </style:paragraph-properties>
    </style:style>
    <style:style style:name="T114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4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4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1147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114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4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5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5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5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5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1154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115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5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5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5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5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1160" style:parent-style-name="Normale" style:list-style-name="LFO19" style:family="paragraph">
      <style:paragraph-properties fo:margin-bottom="0.0833in" fo:line-height="104%" fo:margin-left="-0.25in" fo:text-indent="0.25in">
        <style:tab-stops>
          <style:tab-stop style:type="left" style:position="0.0937in"/>
        </style:tab-stops>
      </style:paragraph-properties>
    </style:style>
    <style:style style:name="T116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6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6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6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1165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116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6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6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6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7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1171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117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7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7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7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7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7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1178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117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8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8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8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8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1184" style:parent-style-name="Normale" style:family="paragraph">
      <style:paragraph-properties fo:margin-bottom="0.0833in" fo:line-height="104%">
        <style:tab-stops>
          <style:tab-stop style:type="left" style:position="0.5937in"/>
        </style:tab-stops>
      </style:paragraph-properties>
    </style:style>
    <style:style style:name="P1185" style:parent-style-name="Normale" style:family="paragraph">
      <style:paragraph-properties fo:margin-bottom="0.0833in" fo:line-height="104%">
        <style:tab-stops>
          <style:tab-stop style:type="left" style:position="0.5937in"/>
        </style:tab-stops>
      </style:paragraph-properties>
    </style:style>
    <style:style style:name="T1186" style:parent-style-name="Car.predefinitoparagrafo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P1187" style:parent-style-name="Normale" style:list-style-name="LFO20" style:family="paragraph">
      <style:paragraph-properties fo:margin-bottom="0.0833in" fo:line-height="104%" fo:margin-left="-0.25in" fo:text-indent="0.25in">
        <style:tab-stops>
          <style:tab-stop style:type="left" style:position="0.0937in"/>
        </style:tab-stops>
      </style:paragraph-properties>
    </style:style>
    <style:style style:name="T118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8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9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1191" style:parent-style-name="Normale" style:list-style-name="LFO20" style:family="paragraph">
      <style:paragraph-properties fo:margin-bottom="0.0833in" fo:line-height="104%" fo:margin-left="-0.25in" fo:text-indent="0.25in">
        <style:tab-stops>
          <style:tab-stop style:type="left" style:position="0.0937in"/>
        </style:tab-stops>
      </style:paragraph-properties>
    </style:style>
    <style:style style:name="T119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9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9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9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1196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119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9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19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0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0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1202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120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0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0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0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0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0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0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1210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121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1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1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1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1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1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1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1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1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2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1221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122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2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2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2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2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2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2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2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3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3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1232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123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3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3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3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3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3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3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4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4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1242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124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4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4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4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4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4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4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5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1251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125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5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5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5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5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5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5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5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6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6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6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1263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126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6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6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6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6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6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7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7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7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1273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127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7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7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7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7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7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8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8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8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1283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128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8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8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8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8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8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9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9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9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1293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129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9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9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9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9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29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30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30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30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30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1304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130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30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30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30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30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31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31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31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31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31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31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1316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1317" style:parent-style-name="Car.predefinitoparagrafo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T1318" style:parent-style-name="Car.predefinitoparagrafo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T1319" style:parent-style-name="Car.predefinitoparagrafo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T1320" style:parent-style-name="Car.predefinitoparagrafo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T1321" style:parent-style-name="Car.predefinitoparagrafo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T1322" style:parent-style-name="Car.predefinitoparagrafo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T1323" style:parent-style-name="Car.predefinitoparagrafo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T1324" style:parent-style-name="Car.predefinitoparagrafo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T1325" style:parent-style-name="Car.predefinitoparagrafo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T132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1327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T132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32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33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33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33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1333" style:parent-style-name="Normale" style:family="paragraph">
      <style:paragraph-properties fo:margin-bottom="0.0833in" fo:line-height="104%" fo:margin-left="0.5in">
        <style:tab-stops>
          <style:tab-stop style:type="left" style:position="0.0937in"/>
        </style:tab-stops>
      </style:paragraph-properties>
    </style:style>
    <style:style style:name="P1334" style:parent-style-name="Normale" style:list-style-name="LFO21" style:family="paragraph">
      <style:paragraph-properties fo:margin-bottom="0.0833in" fo:line-height="104%" fo:margin-left="-0.25in" fo:text-indent="0.25in">
        <style:tab-stops>
          <style:tab-stop style:type="left" style:position="0.0937in"/>
        </style:tab-stops>
      </style:paragraph-properties>
    </style:style>
    <style:style style:name="T133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33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33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33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1339" style:parent-style-name="Normale" style:list-style-name="LFO21" style:family="paragraph">
      <style:paragraph-properties fo:margin-bottom="0.0833in" fo:line-height="104%" fo:margin-left="-0.25in" fo:text-indent="0.25in">
        <style:tab-stops>
          <style:tab-stop style:type="left" style:position="0.0937in"/>
        </style:tab-stops>
      </style:paragraph-properties>
    </style:style>
    <style:style style:name="T134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34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34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34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1344" style:parent-style-name="Normale" style:family="paragraph">
      <style:paragraph-properties fo:margin-bottom="0.0833in" fo:line-height="104%" fo:margin-left="0.5in">
        <style:tab-stops>
          <style:tab-stop style:type="left" style:position="0.5937in"/>
        </style:tab-stops>
      </style:paragraph-properties>
    </style:style>
    <style:style style:name="T134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34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347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34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34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1350" style:parent-style-name="Normale" style:family="paragraph">
      <style:paragraph-properties fo:margin-bottom="0.0833in" fo:line-height="104%" fo:margin-left="0.5in">
        <style:tab-stops>
          <style:tab-stop style:type="left" style:position="0.5937in"/>
        </style:tab-stops>
      </style:paragraph-properties>
    </style:style>
    <style:style style:name="T135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35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35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354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355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356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P1357" style:parent-style-name="Normale" style:family="paragraph">
      <style:paragraph-properties fo:margin-bottom="0.0833in" fo:line-height="104%" fo:margin-left="0.5in">
        <style:tab-stops>
          <style:tab-stop style:type="left" style:position="0.5937in"/>
        </style:tab-stops>
      </style:paragraph-properties>
    </style:style>
    <style:style style:name="T1358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359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360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361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362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363" style:parent-style-name="Car.predefinitoparagrafo" style:family="text">
      <style:text-properties style:font-name="Arial" style:font-name-asian="Arial" style:font-name-complex="Arial" fo:font-size="9pt" style:font-size-asian="9pt"/>
    </style:style>
    <style:style style:name="T1364" style:parent-style-name="Car.predefinitoparagrafo" style:family="text">
      <style:text-properties style:font-name="Arial" style:font-name-asian="Arial" style:font-name-complex="Arial" fo:font-size="12pt" style:font-size-asian="12pt"/>
    </style:style>
    <style:style style:name="T1365" style:parent-style-name="Car.predefinitoparagrafo" style:family="text">
      <style:text-properties style:font-name="Arial" style:font-name-asian="Arial" style:font-name-complex="Arial" fo:font-size="12pt" style:font-size-asian="12pt"/>
    </style:style>
    <style:style style:name="T1366" style:parent-style-name="Car.predefinitoparagrafo" style:family="text">
      <style:text-properties style:font-name="Arial" style:font-name-asian="Arial" style:font-name-complex="Arial" fo:font-size="12pt" style:font-size-asian="12pt"/>
    </style:style>
    <style:style style:name="T1367" style:parent-style-name="Car.predefinitoparagrafo" style:family="text">
      <style:text-properties style:font-name="Arial" style:font-name-asian="Arial" style:font-name-complex="Arial" fo:font-size="12pt" style:font-size-asian="12pt"/>
    </style:style>
    <style:style style:name="P1368" style:parent-style-name="Normale" style:family="paragraph">
      <style:paragraph-properties fo:margin-bottom="0.0833in" fo:line-height="104%">
        <style:tab-stops>
          <style:tab-stop style:type="left" style:position="0.5937in"/>
        </style:tab-stops>
      </style:paragraph-properties>
    </style:style>
    <style:style style:name="T1369" style:parent-style-name="Car.predefinitoparagrafo" style:family="text">
      <style:text-properties style:font-name="Arial" style:font-name-asian="Arial" style:font-name-complex="Arial" fo:font-weight="bold" style:font-weight-asian="bold" fo:font-size="14pt" style:font-size-asian="14pt"/>
    </style:style>
    <style:style style:name="P1370" style:parent-style-name="Normale" style:family="paragraph">
      <style:paragraph-properties fo:margin-bottom="0.0833in" fo:line-height="104%">
        <style:tab-stops>
          <style:tab-stop style:type="left" style:position="0.5937in"/>
        </style:tab-stops>
      </style:paragraph-properties>
    </style:style>
    <style:style style:name="T1371" style:parent-style-name="Car.predefinitoparagrafo" style:family="text">
      <style:text-properties style:font-name="Arial" style:font-name-asian="Arial" style:font-name-complex="Arial" fo:font-size="12pt" style:font-size-asian="12pt"/>
    </style:style>
    <style:style style:name="T1372" style:parent-style-name="Car.predefinitoparagrafo" style:family="text">
      <style:text-properties style:font-name="Arial" style:font-name-asian="Arial" style:font-name-complex="Arial" fo:font-size="12pt" style:font-size-asian="12pt"/>
    </style:style>
    <style:style style:name="P1373" style:parent-style-name="Normale" style:family="paragraph">
      <style:paragraph-properties fo:margin-bottom="0.0833in" fo:line-height="104%">
        <style:tab-stops>
          <style:tab-stop style:type="left" style:position="0.5937in"/>
        </style:tab-stops>
      </style:paragraph-properties>
    </style:style>
    <style:style style:name="P1374" style:parent-style-name="Normale" style:family="paragraph">
      <style:paragraph-properties fo:margin-bottom="0.0833in" fo:line-height="104%">
        <style:tab-stops>
          <style:tab-stop style:type="left" style:position="0.5937in"/>
        </style:tab-stops>
      </style:paragraph-properties>
    </style:style>
    <style:style style:name="T1375" style:parent-style-name="Car.predefinitoparagrafo" style:family="text">
      <style:text-properties style:font-name="Arial" style:font-name-asian="Arial" style:font-name-complex="Arial" fo:font-weight="bold" style:font-weight-asian="bold" fo:font-size="14pt" style:font-size-asian="14pt"/>
    </style:style>
    <style:style style:name="P1376" style:parent-style-name="Normale" style:family="paragraph">
      <style:paragraph-properties fo:margin-bottom="0.0833in" fo:line-height="104%">
        <style:tab-stops>
          <style:tab-stop style:type="left" style:position="0.5937in"/>
        </style:tab-stops>
      </style:paragraph-properties>
    </style:style>
    <style:style style:name="T1377" style:parent-style-name="Car.predefinitoparagrafo" style:family="text">
      <style:text-properties style:font-name="Arial" style:font-name-asian="Arial" style:font-name-complex="Arial" fo:font-size="12pt" style:font-size-asian="12pt"/>
    </style:style>
    <style:style style:name="T1378" style:parent-style-name="Car.predefinitoparagrafo" style:family="text">
      <style:text-properties style:font-name="Arial" style:font-name-asian="Arial" style:font-name-complex="Arial" fo:font-size="12pt" style:font-size-asian="12pt"/>
    </style:style>
  </office:automatic-styles>
  <office:body>
    <office:text text:use-soft-page-breaks="true">
      <text:p text:style-name="P1"/>
      <text:p text:style-name="P2"/>
      <text:p text:style-name="P3"><text:span text:style-name="T4">Davide Vigna</text:span><text:span text:style-name="T5"><text:s/></text:span><text:span text:style-name="T6">Matricola: 835862</text:span></text:p>
      <text:p text:style-name="P7"/>
      <text:p text:style-name="P8"><text:span text:style-name="T9">Relazione progetto Tecnologie web</text:span></text:p>
      <text:p text:style-name="P10"><text:span text:style-name="T11">a.a. 2018/2019</text:span></text:p>
      <text:p text:style-name="P12"><text:span text:style-name="T13">Tema del sito</text:span></text:p>
      <text:p text:style-name="P14"><text:span text:style-name="T15"><text:s/></text:span><text:span text:style-name="T16">Artisti si nasce</text:span><text:span text:style-name="T17"><text:s/>è un portale web che condivide opinioni<text:s/></text:span><text:span text:style-name="T18">su vari artisti</text:span><text:span text:style-name="T19">.</text:span></text:p>
      <text:p text:style-name="P20"><text:span text:style-name="T21">Dopo la registrazione, ogni utente avra' davanti a se diverse liste di<text:s/></text:span><text:span text:style-name="T22">artisti<text:s/></text:span><text:span text:style-name="T23">che puo' commentare o inserire tra le liste personali (gia'<text:s/></text:span><text:span text:style-name="T24">visti o da vedere</text:span><text:span text:style-name="T25">).</text:span></text:p>
      <text:p text:style-name="P26"/>
      <text:p text:style-name="P27"><text:span text:style-name="T28">Sezioni principali</text:span></text:p>
      <text:p text:style-name="P29"><text:span text:style-name="T30">La parte principale del sito è costituita dalla home page che permette all’utente di visualizzare tutti<text:s/></text:span><text:span text:style-name="T31">gli artisti</text:span><text:span text:style-name="T32"><text:s/></text:span><text:span text:style-name="T33">contenuti nel database del sito,</text:span><text:span text:style-name="T34"><text:s/>puo' anche cercarne di specifici tramite un apposito form e visionare i piu' popolari o le ultime novita'..</text:span></text:p>
      <text:p text:style-name="P35"><text:span text:style-name="T36">Abbiamo poi anche una scheda principale per ogni<text:s/></text:span><text:span text:style-name="T37">artista</text:span><text:span text:style-name="T38">, dove sono presenti le le informazioni base<text:s/></text:span><text:span text:style-name="T39">della biografia</text:span><text:span text:style-name="T40">. E' anche possibile leggere o lasciare</text:span><text:span text:style-name="T41"><text:s/>commenti ed esprimere un voto.</text:span></text:p>
      <text:p text:style-name="P42"><text:span text:style-name="T43">Inoltre, da questa scheda l’utente può decidere di inserire<text:s/></text:span><text:span text:style-name="T44">l’artista</text:span><text:span text:style-name="T45"><text:s/>nella lista dei propri<text:s/></text:span><text:span text:style-name="T46">artisti gia visti</text:span><text:span text:style-name="T47"><text:s/>oppure di inserirlo in quella<text:s/></text:span><text:span text:style-name="T48">di quelli ancora da vedere</text:span><text:span text:style-name="T49">.</text:span></text:p>
      <text:p text:style-name="P50"><text:span text:style-name="T51">Un’altra parte del sito è dedicata al profilo dell’utente, dove</text:span><text:span text:style-name="T52"><text:s/>si puo' consultare la lista<text:s/></text:span><text:span text:style-name="T53">degli artisti</text:span><text:span text:style-name="T54"><text:s/>da<text:s/></text:span><text:span text:style-name="T55">visitare</text:span><text:span text:style-name="T56"><text:s/>o gia'<text:s/></text:span><text:span text:style-name="T57">visti</text:span><text:span text:style-name="T58"><text:s/>. Si puo' anche decidere di spostare i vari<text:s/></text:span><text:span text:style-name="T59">artisti</text:span><text:span text:style-name="T60"><text:s/>o eliminarli.</text:span></text:p>
      <text:p text:style-name="P61"/>
      <text:p text:style-name="P62"><text:span text:style-name="T63">Funzionalità</text:span></text:p>
      <text:p text:style-name="P64"><text:span text:style-name="T65">Login form e log-out</text:span><text:span text:style-name="T66">.</text:span></text:p>
      <text:p text:style-name="P67"><text:span text:style-name="T68">Il login viene richiesto appena si viene reindirizzati sul sito, se l'utente ha gia' un account vengono controllati username e password e se sono corretti si accede al sito altrimenti si passa<text:s/></text:span><text:span text:style-name="T69">alla fase di registrazione.</text:span></text:p>
      <text:p text:style-name="P70"><text:span text:style-name="T71">Il log-out può essere effettuato tramite il pulsante presente nelle pagine del sito. Quando l’utente effettua il log-out, viene reindirizzato alla schermata di login.</text:span></text:p>
      <text:p text:style-name="P72"/>
      <text:p text:style-name="P73"><text:span text:style-name="T74">Registrazione</text:span></text:p>
      <text:p text:style-name="P75"><text:span text:style-name="T76">Se si e' nuovi utenti o bisogna<text:s/></text:span><text:span text:style-name="T77">ricreare un nuovo account si puo' fare cliccando il link nella pagina di login</text:span><text:span text:style-name="T78">, se è tutto corretto non verranno presentati errori, altrimenti verranno dichiarati sullo schermo.</text:span></text:p>
      <text:p text:style-name="P79"/>
      <text:p text:style-name="P80"><text:span text:style-name="T81">Contenuto generato dall’ute</text:span><text:span text:style-name="T82">nte</text:span></text:p>
      <text:p text:style-name="P83"><text:span text:style-name="T84">In ogni pagina riguardante un<text:s/></text:span><text:span text:style-name="T85">artista<text:s/></text:span><text:span text:style-name="T86">si possono lasciare dei commenti, dare un giudizio o<text:s/></text:span><text:span text:style-name="T87">inserire l’artista</text:span><text:span text:style-name="T88"><text:s/>in una della due liste<text:s/></text:span><text:span text:style-name="T89">se non ci sono errori viene mostrato un messaggio di conferma altrimenti di errore. In ultimo<text:s/></text:span><text:span text:style-name="T90">l'utente puo' modificare quando vuole le sue liste dal profilo.</text:span></text:p>
      <text:p text:style-name="P91"/>
      <text:p text:style-name="P92"><text:span text:style-name="T93">Caratteristiche</text:span></text:p>
      <text:p text:style-name="P94"><text:span text:style-name="T95">Usabilità</text:span></text:p>
      <text:p text:style-name="P96"><text:span text:style-name="T97">Per una buona usabilita' vengono utilizzati dei colori per favorire il contrasto tra background e testo/bottoni, l’intestazione del sito rimane statica durante la n</text:span><text:span text:style-name="T98">avigazione per non disorientare l’utente, inoltre si è cercata <text:s/>una disposizione dei vari elementi per <text:s/>facilitare la navigazione.</text:span></text:p>
      <text:p text:style-name="P99"><text:span text:style-name="T100">Vengono mostrati, vari feedback all’utente quando questo inserisce o modifica qualcosa al fine di comunicare l'esito delle su</text:span><text:span text:style-name="T101">e azioni.</text:span></text:p>
      <text:p text:style-name="P102"/>
      <text:p text:style-name="P103"><text:span text:style-name="T104">Animazioni e iterazione</text:span></text:p>
      <text:p text:style-name="P105"><text:span text:style-name="T106">Per l'animazione si e' optato per una funzionalita' “drag&amp;drop” al fine di velocizzare la modifica della lista e dare un tocco di stile al sito in modo da invogliare l'utente a migliorare la sua lista.</text:span></text:p>
      <text:p text:style-name="P107"><text:span text:style-name="T108">Sessioni</text:span></text:p>
      <text:p text:style-name="P109"><text:span text:style-name="T110">Una sessio</text:span><text:span text:style-name="T111">ne viene creata dopo l’effettuazione, con successo del login o della registrazione, da parte dell’utente e distrutta quando questo richiede il log-out.</text:span></text:p>
      <text:p text:style-name="P112"/>
      <text:p text:style-name="P113"><text:span text:style-name="T114">Interrogazioni del database</text:span></text:p>
      <text:p text:style-name="P115"><text:span text:style-name="T116">Nel sito l’utente puo' effettuare una ricerca per cercare dei giochi gia'<text:s/></text:span><text:span text:style-name="T117">presenti.</text:span></text:p>
      <text:p text:style-name="P118"><text:span text:style-name="T119">L’utente può effettuare la ricerca tramite l'apposito form , in questo caso la ricerca viene effettuata su tutto il catalogo basandosi sul nome<text:s/></text:span><text:span text:style-name="T120"><text:s/>dell’artista</text:span><text:span text:style-name="T121"><text:s/>e<text:s/></text:span><text:span text:style-name="T122">sulla discendenza (cioè da che corrente nasce)</text:span><text:span text:style-name="T123">. È possibile restringere il campo della ricerca a una categoria (es</text:span><text:span text:style-name="T124"><text:s/>dada</text:span><text:span text:style-name="T125">, ecc…) . Se viene indicata una categoria senza nessun'altra voce di ricerca vengono visualizzati tutti<text:s/></text:span><text:span text:style-name="T126">gli artisti</text:span><text:span text:style-name="T127"><text:s/>appartenenti alla categoria indicata.</text:span></text:p>
      <text:p text:style-name="P128"/>
      <text:p text:style-name="P129"><text:span text:style-name="T130">Validazione dati di input</text:span></text:p>
      <text:p text:style-name="P131"><text:span text:style-name="T132">I dati vengono validati sia lato client che lato s</text:span><text:span text:style-name="T133">erver, su lato client viene ad esempio verificato che la email inserita sia corretta.</text:span></text:p>
      <text:p text:style-name="P134"><text:span text:style-name="T135">Sicurezza</text:span></text:p>
      <text:p text:style-name="P136"><text:span text:style-name="T137">Al fine di rendere il sito sicuro sono state aggiunte piccole accortezze. Si è evitato di inserire nella query ‘string’ informazioni sensibili. Attacchi XSS e H</text:span><text:span text:style-name="T138">TML injection sono evitati rendendo inefficaci alcuni caratteri come “&lt;” o “&gt;”, tramite la funzione ‘htmlspecialchars’. Per <text:s/>evitare SQL injection, si utilizza il metodo<text:s/></text:span><text:span text:style-name="T139">quote</text:span><text:span text:style-name="T140"><text:s/>sul contenuto dell’utente.</text:span></text:p>
      <text:p text:style-name="P141"><text:span text:style-name="T142">Le password utente non sono mantenute in chiaro<text:s/></text:span><text:span text:style-name="T143">nel database ma sono criptate con la funzione md5 di php.</text:span></text:p>
      <text:p text:style-name="P144"><text:span text:style-name="T145">Presentazione</text:span></text:p>
      <text:p text:style-name="P146"><text:span text:style-name="T147">È stato adottato uno stile semplice e chiaro al fine di rendere il sito semplice da utilizzare da parte dell’utente. È stato utilizzato HTML5 e CSS3.</text:span></text:p>
      <text:p text:style-name="P148"/>
      <text:p text:style-name="P149"><text:span text:style-name="T150">Front-end</text:span></text:p>
      <text:p text:style-name="P151"><text:span text:style-name="T152">Il sito è stato<text:s/></text:span><text:span text:style-name="T153">sviluppato separando presentazione, contenuto e comportamento. La presentazione è gestita con diversi file ‘.css’, mentre il contenuto attraverso diversi file ‘.js’ tramite Jquery.</text:span></text:p>
      <text:p text:style-name="P154"><text:span text:style-name="T155">I file sono stati divisi in varie cartelle. Per avere una separazione tra b</text:span><text:span text:style-name="T156">ack-end e front-end, i file riguardanti quest’ultimo sono contenuti in una cartella back-end. I file ‘.css’ sono contenuti in un’omonima cartella come anche i file ‘.js’. Le immagini sono contenute nella cartella ‘img’ .</text:span></text:p>
      <text:p text:style-name="P157"><text:span text:style-name="T158">L’iterazione/animazione, presente n</text:span><text:span text:style-name="T159">ella sezione profilo, è stata realizzata tramite gli elementi<text:s/></text:span><text:soft-page-break/><text:span text:style-name="T160">sortable, droppable e dragable<text:s/></text:span><text:span text:style-name="T161">di Jquery</text:span><text:span text:style-name="T162">,</text:span><text:span text:style-name="T163"><text:s/>l’utente può trascinare i<text:s/></text:span><text:span text:style-name="T164">nomi degli artisti</text:span><text:span text:style-name="T165"><text:s/>presenti nell’elenco , cambiandone la posizione, oppure trascinarli sopra alle icone 'cestino' (elimina dall</text:span><text:span text:style-name="T166">a lista) o '</text:span><text:span text:style-name="T167">eye</text:span><text:span text:style-name="T168">' (</text:span><text:span text:style-name="T169">visto</text:span><text:span text:style-name="T170">).</text:span></text:p>
      <text:p text:style-name="P171"/>
      <text:p text:style-name="P172"><text:span text:style-name="T173">Back-end e comunicazione front-end/back-end</text:span></text:p>
      <text:p text:style-name="P174"><text:span text:style-name="T175">I file ‘.php’ del back-end sono contenuti in un’unica cartella, i file ‘.php’ raggruppano una serie di funzioni che rispondono a una serie di gruppi di operazioni, per esempio le fun</text:span><text:span text:style-name="T176">zioni relative al login sono contenute nel file ‘login.php’, quelle relative al profilo dell’utente nel file ‘profloUtente.php’, ecc…, tutti i file utilizzano ‘db.php’ che contiene funzioni riguardanti il db ricorrenti in tutti i file.</text:span></text:p>
      <text:p text:style-name="P177"/>
      <text:p text:style-name="P178"/>
      <text:p text:style-name="P179"><text:span text:style-name="T180">Descrizione delle funzioni remote login</text:span></text:p>
      <text:p text:style-name="P181"/>
      <text:p text:style-name="P182"><text:span text:style-name="T183">Parametri</text:span><text:span text:style-name="T184"><text:tab/></text:span><text:span text:style-name="T185"><text:tab/></text:span><text:span text:style-name="T186"><text:tab/></text:span><text:span text:style-name="T187">password, username</text:span></text:p>
      <text:list text:style-name="LFO1" text:continue-numbering="true">
        <text:list-item>
          <text:p text:style-name="P188"><text:span text:style-name="T189">Metodo</text:span><text:span text:style-name="T190">:</text:span><text:span text:style-name="T191"><text:tab/></text:span><text:span text:style-name="T192"><text:tab/></text:span><text:span text:style-name="T193"><text:tab/></text:span><text:span text:style-name="T194"><text:tab/></text:span><text:span text:style-name="T195">POST</text:span></text:p>
        </text:list-item>
        <text:list-item>
          <text:p text:style-name="P196"><text:span text:style-name="T197">Descrizione risposta</text:span><text:span text:style-name="T198"><text:s/>:</text:span><text:span text:style-name="T199"><text:tab/></text:span><text:span text:style-name="T200"><text:tab/>la risposta indica se il login ha esito positivo o meno,</text:span></text:p>
        </text:list-item>
      </text:list>
      <text:p text:style-name="P201"><text:span text:style-name="T202"><text:tab/></text:span><text:span text:style-name="T203"><text:tab/></text:span><text:span text:style-name="T204"><text:tab/></text:span><text:span text:style-name="T205"><text:tab/></text:span><text:span text:style-name="T206"><text:tab/>in caso negativo l’esito è ‘0’,<text:s/></text:span><text:span text:style-name="T207">altrimenti ‘1’.</text:span></text:p>
      <text:list text:style-name="LFO2" text:continue-numbering="true">
        <text:list-item>
          <text:p text:style-name="P208"><text:span text:style-name="T209">Risposta:</text:span><text:span text:style-name="T210"><text:tab/></text:span><text:span text:style-name="T211"><text:tab/></text:span><text:span text:style-name="T212"><text:tab/></text:span></text:p>
        </text:list-item>
      </text:list>
      <text:p text:style-name="P213"><text:span text:style-name="T214"><text:tab/></text:span><text:span text:style-name="T215"><text:tab/></text:span><text:span text:style-name="T216"><text:tab/></text:span><text:span text:style-name="T217"><text:tab/></text:span><text:span text:style-name="T218"><text:tab/>{</text:span></text:p>
      <text:p text:style-name="P219"><text:span text:style-name="T220"><text:tab/></text:span><text:span text:style-name="T221"><text:tab/></text:span><text:span text:style-name="T222"><text:tab/></text:span><text:span text:style-name="T223"><text:tab/></text:span><text:span text:style-name="T224"><text:tab/>“esito”:”esito”</text:span></text:p>
      <text:p text:style-name="P225"><text:span text:style-name="T226"><text:tab/></text:span><text:span text:style-name="T227"><text:tab/></text:span><text:span text:style-name="T228"><text:tab/></text:span><text:span text:style-name="T229"><text:tab/></text:span><text:span text:style-name="T230"><text:tab/>}</text:span></text:p>
      <text:p text:style-name="P231"/>
      <text:p text:style-name="P232"><text:span text:style-name="T233">Registrazione</text:span></text:p>
      <text:p text:style-name="P234"/>
      <text:list text:style-name="LFO3" text:continue-numbering="true">
        <text:list-item>
          <text:p text:style-name="P235"><text:span text:style-name="T236">Parametri</text:span><text:span text:style-name="T237">:</text:span><text:span text:style-name="T238"><text:tab/></text:span><text:span text:style-name="T239"><text:tab/></text:span><text:span text:style-name="T240"><text:tab/></text:span><text:span text:style-name="T241">username,password,email</text:span></text:p>
        </text:list-item>
        <text:list-item>
          <text:p text:style-name="P242"><text:span text:style-name="T243">Metodo</text:span><text:span text:style-name="T244">:</text:span><text:span text:style-name="T245"><text:tab/></text:span><text:span text:style-name="T246"><text:tab/></text:span><text:span text:style-name="T247"><text:tab/></text:span><text:span text:style-name="T248"><text:tab/>POST</text:span></text:p>
        </text:list-item>
        <text:list-item>
          <text:p text:style-name="P249"><text:span text:style-name="T250">Descrizione risposta</text:span><text:span text:style-name="T251">:</text:span><text:span text:style-name="T252"><text:tab/>l</text:span><text:span text:style-name="T253"><text:tab/>a risposta indica se il login ha esito positivo o meno,</text:span></text:p>
        </text:list-item>
      </text:list>
      <text:p text:style-name="P254"><text:span text:style-name="T255"><text:tab/></text:span><text:span text:style-name="T256"><text:tab/></text:span><text:span text:style-name="T257"><text:tab/></text:span><text:span text:style-name="T258"><text:tab/></text:span><text:span text:style-name="T259"><text:tab/>in caso di negativo l’esito è ‘0’,<text:s/></text:span><text:span text:style-name="T260">altrimenti ‘1’.</text:span></text:p>
      <text:list text:style-name="LFO4" text:continue-numbering="true">
        <text:list-item>
          <text:p text:style-name="P261"><text:span text:style-name="T262">Risposta</text:span><text:span text:style-name="T263">:</text:span><text:span text:style-name="T264"><text:tab/></text:span><text:span text:style-name="T265"><text:tab/></text:span><text:span text:style-name="T266"><text:tab/></text:span></text:p>
        </text:list-item>
      </text:list>
      <text:p text:style-name="P267"><text:span text:style-name="T268"><text:tab/></text:span><text:span text:style-name="T269"><text:tab/></text:span><text:span text:style-name="T270"><text:tab/></text:span><text:span text:style-name="T271"><text:tab/></text:span><text:span text:style-name="T272"><text:tab/>{</text:span></text:p>
      <text:p text:style-name="P273"><text:span text:style-name="T274"><text:tab/></text:span><text:span text:style-name="T275"><text:tab/></text:span><text:span text:style-name="T276"><text:tab/></text:span><text:span text:style-name="T277"><text:tab/></text:span><text:span text:style-name="T278"><text:tab/>“esito”:”esito”</text:span></text:p>
      <text:p text:style-name="P279"><text:span text:style-name="T280"><text:tab/></text:span><text:span text:style-name="T281"><text:tab/></text:span><text:span text:style-name="T282"><text:tab/></text:span><text:span text:style-name="T283"><text:tab/></text:span><text:span text:style-name="T284"><text:tab/>}</text:span></text:p>
      <text:p text:style-name="P285"/>
      <text:p text:style-name="P286"><text:span text:style-name="T287">prelevaMiglioriNovita</text:span></text:p>
      <text:p text:style-name="P288"/>
      <text:list text:style-name="LFO5" text:continue-numbering="true">
        <text:list-item>
          <text:p text:style-name="P289"><text:span text:style-name="T290">Descrizione risposta</text:span><text:span text:style-name="T291">:</text:span><text:span text:style-name="T292"><text:tab/></text:span><text:span text:style-name="T293"><text:tab/>la risposta contiene i nomi<text:s/></text:span><text:span text:style-name="T294">degli artisti</text:span><text:span text:style-name="T295"><text:s/>più popolari, scelti in</text:span></text:p>
        </text:list-item>
      </text:list>
      <text:p text:style-name="P296"><text:span text:style-name="T297">base al valore della recensione e il numero di voti, e gli ultimi libri<text:s/></text:span><text:span text:style-name="T298">inseriti in catalogo</text:span></text:p>
      <text:list text:style-name="LFO6" text:continue-numbering="true">
        <text:list-item>
          <text:p text:style-name="P299"><text:span text:style-name="T300">Risposta</text:span><text:span text:style-name="T301">:</text:span></text:p>
        </text:list-item>
      </text:list>
      <text:p text:style-name="P302"><text:span text:style-name="T303"><text:tab/></text:span><text:span text:style-name="T304"><text:tab/></text:span><text:span text:style-name="T305"><text:tab/></text:span><text:span text:style-name="T306"><text:tab/></text:span><text:span text:style-name="T307"><text:tab/>{</text:span></text:p>
      <text:p text:style-name="P308"><text:span text:style-name="T309"><text:tab/></text:span><text:span text:style-name="T310"><text:tab/></text:span><text:span text:style-name="T311"><text:tab/></text:span><text:span text:style-name="T312"><text:tab/></text:span><text:span text:style-name="T313"><text:tab/></text:span><text:span text:style-name="T314"><text:tab/>“migliori</text:span><text:span text:style-name="T315">Artisti</text:span><text:span text:style-name="T316">”:</text:span><text:span text:style-name="T317"><text:tab/>[</text:span></text:p>
      <text:soft-page-break/>
      <text:p text:style-name="P318"><text:span text:style-name="T319"><text:tab/></text:span><text:span text:style-name="T320"><text:tab/></text:span><text:span text:style-name="T321"><text:tab/></text:span><text:span text:style-name="T322"><text:tab/></text:span><text:span text:style-name="T323"><text:tab/></text:span><text:span text:style-name="T324"><text:tab/></text:span><text:span text:style-name="T325"><text:tab/></text:span><text:span text:style-name="T326"><text:tab/></text:span><text:span text:style-name="T327"><text:tab/></text:span><text:span text:style-name="T328"><text:tab/>“nome<text:s/></text:span><text:span text:style-name="T329">artista</text:span><text:span text:style-name="T330">”,</text:span></text:p>
      <text:p text:style-name="P331"><text:span text:style-name="T332"><text:tab/></text:span><text:span text:style-name="T333"><text:tab/></text:span><text:span text:style-name="T334"><text:tab/></text:span><text:span text:style-name="T335"><text:tab/></text:span><text:span text:style-name="T336"><text:tab/></text:span><text:span text:style-name="T337"><text:tab/></text:span><text:span text:style-name="T338"><text:tab/></text:span><text:span text:style-name="T339"><text:tab/></text:span><text:span text:style-name="T340"><text:tab/></text:span><text:span text:style-name="T341"><text:tab/>“nome<text:s/></text:span><text:span text:style-name="T342">artista</text:span><text:span text:style-name="T343">”</text:span></text:p>
      <text:p text:style-name="P344"><text:span text:style-name="T345"><text:tab/></text:span><text:span text:style-name="T346"><text:tab/></text:span><text:span text:style-name="T347"><text:tab/></text:span><text:span text:style-name="T348"><text:tab/></text:span><text:span text:style-name="T349"><text:tab/></text:span><text:span text:style-name="T350"><text:tab/></text:span><text:span text:style-name="T351"><text:tab/></text:span><text:span text:style-name="T352"><text:tab/><text:s text:c="5"/></text:span><text:span text:style-name="T353"><text:tab/>],</text:span></text:p>
      <text:p text:style-name="P354"><text:span text:style-name="T355"><text:tab/></text:span><text:span text:style-name="T356"><text:tab/></text:span><text:span text:style-name="T357"><text:tab/></text:span><text:span text:style-name="T358"><text:tab/></text:span><text:span text:style-name="T359"><text:tab/></text:span><text:span text:style-name="T360"><text:tab/>“nuovi</text:span><text:span text:style-name="T361">Artisti</text:span><text:span text:style-name="T362">”:<text:s/></text:span><text:span text:style-name="T363"><text:tab/>[</text:span></text:p>
      <text:p text:style-name="P364"><text:span text:style-name="T365"><text:tab/></text:span><text:span text:style-name="T366"><text:tab/></text:span><text:span text:style-name="T367"><text:tab/></text:span><text:span text:style-name="T368"><text:tab/></text:span><text:span text:style-name="T369"><text:tab/></text:span><text:span text:style-name="T370"><text:tab/></text:span><text:span text:style-name="T371"><text:tab/></text:span><text:span text:style-name="T372"><text:tab/></text:span><text:span text:style-name="T373"><text:tab/></text:span><text:span text:style-name="T374"><text:tab/>“nome<text:s/></text:span><text:span text:style-name="T375">artista</text:span><text:span text:style-name="T376">”,</text:span></text:p>
      <text:p text:style-name="P377"><text:span text:style-name="T378"><text:tab/></text:span><text:span text:style-name="T379"><text:tab/></text:span><text:span text:style-name="T380"><text:tab/></text:span><text:span text:style-name="T381"><text:tab/></text:span><text:span text:style-name="T382"><text:tab/></text:span><text:span text:style-name="T383"><text:tab/></text:span><text:span text:style-name="T384"><text:tab/></text:span><text:span text:style-name="T385"><text:tab/></text:span><text:span text:style-name="T386"><text:tab/></text:span><text:span text:style-name="T387"><text:tab/>“nome<text:s/></text:span><text:span text:style-name="T388">artista</text:span><text:span text:style-name="T389">”</text:span></text:p>
      <text:p text:style-name="P390"><text:span text:style-name="T391"><text:tab/></text:span><text:span text:style-name="T392"><text:tab/></text:span><text:span text:style-name="T393"><text:tab/></text:span><text:span text:style-name="T394"><text:tab/></text:span><text:span text:style-name="T395"><text:tab/></text:span><text:span text:style-name="T396"><text:tab/></text:span><text:span text:style-name="T397"><text:tab/></text:span><text:span text:style-name="T398"><text:tab/></text:span><text:span text:style-name="T399"><text:tab/>]</text:span></text:p>
      <text:p text:style-name="P400"><text:span text:style-name="T401"><text:tab/></text:span><text:span text:style-name="T402"><text:tab/></text:span><text:span text:style-name="T403"><text:tab/></text:span><text:span text:style-name="T404"><text:tab/></text:span><text:span text:style-name="T405"><text:tab/>}</text:span></text:p>
      <text:p text:style-name="P406"><text:span text:style-name="T407">preleva</text:span><text:span text:style-name="T408">Artisti</text:span></text:p>
      <text:list text:style-name="LFO7" text:continue-numbering="true">
        <text:list-item>
          <text:p text:style-name="P409"><text:span text:style-name="T410">Descrizione<text:s/></text:span><text:span text:style-name="T411">funzione</text:span><text:span text:style-name="T412">:</text:span><text:span text:style-name="T413"><text:tab/><text:s/></text:span><text:span text:style-name="T414"><text:tab/>funzione permette di ritornare al massimo <text:s/>le</text:span></text:p>
        </text:list-item>
      </text:list>
      <text:p text:style-name="P415"><text:span text:style-name="T416"><text:tab/></text:span><text:span text:style-name="T417"><text:tab/></text:span><text:span text:style-name="T418"><text:tab/></text:span><text:span text:style-name="T419"><text:tab/></text:span><text:span text:style-name="T420"><text:tab/>informazioni di cinque<text:s/></text:span><text:span text:style-name="T421">artist</text:span><text:span text:style-name="T422">i, numero massimo di<text:s/></text:span><text:span text:style-name="T423">artisti</text:span><text:span text:style-name="T424"><text:s/></text:span><text:span text:style-name="T425"><text:tab/></text:span><text:span text:style-name="T426"><text:tab/></text:span><text:span text:style-name="T427"><text:tab/></text:span><text:span text:style-name="T428"><text:tab/></text:span><text:span text:style-name="T429"><text:tab/></text:span><text:span text:style-name="T430"><text:tab/></text:span><text:span text:style-name="T431"><text:tab/></text:span><text:span text:style-name="T432"><text:tab/>che possono essere mostrati nella home page</text:span></text:p>
      <text:list text:style-name="LFO8" text:continue-numbering="true">
        <text:list-item>
          <text:p text:style-name="P433"><text:span text:style-name="T434">Parametri</text:span><text:span text:style-name="T435">:</text:span><text:span text:style-name="T436"><text:tab/></text:span><text:span text:style-name="T437"><text:tab/></text:span><text:span text:style-name="T438"><text:tab/></text:span><text:span text:style-name="T439">backNext,<text:s/></text:span><text:span text:style-name="T440">autoreArtista</text:span></text:p>
        </text:list-item>
        <text:list-item>
          <text:p text:style-name="P441"><text:span text:style-name="T442">Metodo</text:span><text:span text:style-name="T443">:</text:span><text:span text:style-name="T444"><text:tab/></text:span><text:span text:style-name="T445"><text:tab/></text:span><text:span text:style-name="T446"><text:tab/></text:span><text:span text:style-name="T447"><text:tab/>GET</text:span></text:p>
        </text:list-item>
        <text:list-item>
          <text:p text:style-name="P448"><text:span text:style-name="T449">Descrizione parametri</text:span><text:span text:style-name="T450">:</text:span><text:span text:style-name="T451"><text:tab/></text:span><text:span text:style-name="T452"><text:tab/></text:span><text:span text:style-name="T453">backNest se posto a 0 indica che l’utente desidera</text:span></text:p>
        </text:list-item>
      </text:list>
      <text:p text:style-name="P454"><text:span text:style-name="T455"><text:tab/></text:span><text:span text:style-name="T456"><text:tab/></text:span><text:span text:style-name="T457"><text:tab/></text:span><text:span text:style-name="T458"><text:tab/></text:span><text:span text:style-name="T459"><text:tab/>scorrere<text:s/></text:span><text:span text:style-name="T460">gli artist</text:span><text:span text:style-name="T461">i verso destra, 1 se l’utente torna indietro</text:span></text:p>
      <text:p text:style-name="P462"><text:span text:style-name="T463"><text:tab/></text:span><text:span text:style-name="T464"><text:tab/></text:span><text:span text:style-name="T465"><text:tab/></text:span><text:span text:style-name="T466"><text:tab/></text:span><text:span text:style-name="T467"><text:tab/>nell’elenco. Il<text:s/></text:span><text:span text:style-name="T468">autoreArtista</text:span><text:span text:style-name="T469"><text:s/>indica il<text:s/></text:span><text:span text:style-name="T470">nome dell’artista</text:span><text:span text:style-name="T471"><text:s/>dal quale</text:span></text:p>
      <text:p text:style-name="P472"><text:span text:style-name="T473"><text:tab/></text:span><text:span text:style-name="T474"><text:tab/></text:span><text:span text:style-name="T475"><text:tab/></text:span><text:span text:style-name="T476"><text:tab/></text:span><text:span text:style-name="T477"><text:tab/>devono essere trattati<text:s/></text:span><text:span text:style-name="T478">gli artisti</text:span><text:span text:style-name="T479">.</text:span></text:p>
      <text:list text:style-name="LFO9" text:continue-numbering="true">
        <text:list-item>
          <text:p text:style-name="P480"><text:span text:style-name="T481">Risposta:</text:span><text:span text:style-name="T482"><text:tab/></text:span><text:span text:style-name="T483"><text:tab/></text:span><text:span text:style-name="T484"><text:tab/></text:span></text:p>
        </text:list-item>
      </text:list>
      <text:p text:style-name="P485"><text:span text:style-name="T486"><text:tab/></text:span><text:span text:style-name="T487"><text:tab/></text:span><text:span text:style-name="T488"><text:tab/></text:span><text:span text:style-name="T489"><text:tab/></text:span><text:span text:style-name="T490"><text:tab/>{</text:span></text:p>
      <text:p text:style-name="P491"><text:span text:style-name="T492"><text:tab/></text:span><text:span text:style-name="T493"><text:tab/></text:span><text:span text:style-name="T494"><text:tab/></text:span><text:span text:style-name="T495"><text:tab/></text:span><text:span text:style-name="T496"><text:tab/></text:span><text:span text:style-name="T497"><text:tab/>“lista</text:span><text:span text:style-name="T498">Artisti</text:span><text:span text:style-name="T499">”: [</text:span></text:p>
      <text:p text:style-name="P500"><text:span text:style-name="T501"><text:tab/></text:span><text:span text:style-name="T502"><text:tab/></text:span><text:span text:style-name="T503"><text:tab/></text:span><text:span text:style-name="T504"><text:tab/></text:span><text:span text:style-name="T505"><text:tab/></text:span><text:span text:style-name="T506"><text:tab/></text:span><text:span text:style-name="T507"><text:tab/></text:span><text:span text:style-name="T508"><text:tab/>{</text:span></text:p>
      <text:p text:style-name="P509"><text:span text:style-name="T510"><text:tab/></text:span><text:span text:style-name="T511"><text:tab/></text:span><text:span text:style-name="T512"><text:tab/></text:span><text:span text:style-name="T513"><text:tab/></text:span><text:span text:style-name="T514"><text:tab/></text:span><text:span text:style-name="T515"><text:tab/></text:span><text:span text:style-name="T516"><text:tab/></text:span><text:span text:style-name="T517"><text:tab/></text:span><text:span text:style-name="T518"><text:tab/>“</text:span><text:span text:style-name="T519">Artista</text:span><text:span text:style-name="T520">”:”nome<text:s/></text:span><text:span text:style-name="T521">artista</text:span><text:span text:style-name="T522">”,</text:span></text:p>
      <text:p text:style-name="P523"><text:span text:style-name="T524"><text:tab/></text:span><text:span text:style-name="T525"><text:tab/></text:span><text:span text:style-name="T526"><text:tab/></text:span><text:span text:style-name="T527"><text:tab/></text:span><text:span text:style-name="T528"><text:tab/></text:span><text:span text:style-name="T529"><text:tab/></text:span><text:span text:style-name="T530"><text:tab/></text:span><text:span text:style-name="T531"><text:tab/></text:span><text:span text:style-name="T532"><text:tab/>“recensione_</text:span><text:span text:style-name="T533">artista</text:span><text:span text:style-name="T534">”:”recen”,</text:span></text:p>
      <text:p text:style-name="P535"><text:span text:style-name="T536"><text:tab/></text:span><text:span text:style-name="T537"><text:tab/></text:span><text:span text:style-name="T538"><text:tab/></text:span><text:span text:style-name="T539"><text:tab/></text:span><text:span text:style-name="T540"><text:tab/></text:span><text:span text:style-name="T541"><text:tab/></text:span><text:span text:style-name="T542"><text:tab/></text:span><text:span text:style-name="T543"><text:tab/></text:span><text:span text:style-name="T544"><text:tab/>“autore_</text:span><text:span text:style-name="T545">artista</text:span><text:span text:style-name="T546">”:”</text:span><text:span text:style-name="T547">discendenza</text:span><text:span text:style-name="T548">”,</text:span></text:p>
      <text:p text:style-name="P549"><text:span text:style-name="T550"><text:tab/></text:span><text:span text:style-name="T551"><text:tab/></text:span><text:span text:style-name="T552"><text:tab/></text:span><text:span text:style-name="T553"><text:tab/></text:span><text:span text:style-name="T554"><text:tab/></text:span><text:span text:style-name="T555"><text:tab/></text:span><text:span text:style-name="T556"><text:tab/></text:span><text:span text:style-name="T557"><text:tab/></text:span><text:span text:style-name="T558"><text:tab/>“descrizione”:”descrizione d”,</text:span></text:p>
      <text:p text:style-name="P559"><text:span text:style-name="T560"><text:tab/></text:span><text:span text:style-name="T561"><text:tab/></text:span><text:span text:style-name="T562"><text:tab/></text:span><text:span text:style-name="T563"><text:tab/></text:span><text:span text:style-name="T564"><text:tab/></text:span><text:span text:style-name="T565"><text:tab/></text:span><text:span text:style-name="T566"><text:tab/></text:span><text:span text:style-name="T567"><text:tab/></text:span><text:span text:style-name="T568"><text:tab/>“tipo_</text:span><text:span text:style-name="T569">artista</text:span><text:span text:style-name="T570">”:”tipo<text:s/></text:span><text:span text:style-name="T571">artista</text:span><text:span text:style-name="T572">”,</text:span></text:p>
      <text:p text:style-name="P573"><text:span text:style-name="T574"><text:tab/></text:span><text:span text:style-name="T575"><text:tab/></text:span><text:span text:style-name="T576"><text:tab/></text:span><text:span text:style-name="T577"><text:tab/></text:span><text:span text:style-name="T578"><text:tab/></text:span><text:span text:style-name="T579"><text:tab/></text:span><text:span text:style-name="T580"><text:tab/></text:span><text:span text:style-name="T581"><text:tab/></text:span><text:span text:style-name="T582"><text:tab/>“immagine_</text:span><text:span text:style-name="T583">artista</text:span><text:span text:style-name="T584">”:”img”</text:span></text:p>
      <text:p text:style-name="P585"><text:span text:style-name="T586"><text:tab/></text:span><text:span text:style-name="T587"><text:tab/></text:span><text:span text:style-name="T588"><text:tab/></text:span><text:span text:style-name="T589"><text:tab/></text:span><text:span text:style-name="T590"><text:tab/></text:span><text:span text:style-name="T591"><text:tab/></text:span><text:span text:style-name="T592"><text:tab/></text:span><text:span text:style-name="T593"><text:tab/>},</text:span></text:p>
      <text:p text:style-name="P594"><text:span text:style-name="T595"><text:tab/></text:span><text:span text:style-name="T596"><text:tab/></text:span><text:span text:style-name="T597"><text:tab/></text:span><text:span text:style-name="T598"><text:tab/></text:span><text:span text:style-name="T599"><text:tab/></text:span><text:span text:style-name="T600"><text:tab/></text:span><text:span text:style-name="T601"><text:tab/></text:span><text:span text:style-name="T602"><text:tab/>{</text:span></text:p>
      <text:p text:style-name="P603"><text:span text:style-name="T604"><text:tab/></text:span><text:span text:style-name="T605"><text:tab/></text:span><text:span text:style-name="T606"><text:tab/></text:span><text:span text:style-name="T607"><text:tab/></text:span><text:span text:style-name="T608"><text:tab/></text:span><text:span text:style-name="T609"><text:tab/></text:span><text:span text:style-name="T610"><text:tab/></text:span><text:span text:style-name="T611"><text:tab/></text:span><text:span text:style-name="T612"><text:tab/>“titolo_</text:span><text:span text:style-name="T613">artista</text:span><text:span text:style-name="T614">”:”nome<text:s/></text:span><text:span text:style-name="T615">artista</text:span><text:span text:style-name="T616">”,</text:span></text:p>
      <text:p text:style-name="P617"><text:span text:style-name="T618"><text:tab/></text:span><text:span text:style-name="T619"><text:tab/></text:span><text:span text:style-name="T620"><text:tab/></text:span><text:span text:style-name="T621"><text:tab/></text:span><text:span text:style-name="T622"><text:tab/></text:span><text:span text:style-name="T623"><text:tab/></text:span><text:span text:style-name="T624"><text:tab/></text:span><text:span text:style-name="T625"><text:tab/></text:span><text:span text:style-name="T626"><text:tab/>“recensione_</text:span><text:span text:style-name="T627">artista</text:span><text:span text:style-name="T628">”:”recen”,</text:span></text:p>
      <text:p text:style-name="P629"><text:span text:style-name="T630"><text:tab/></text:span><text:span text:style-name="T631"><text:tab/></text:span><text:span text:style-name="T632"><text:tab/></text:span><text:span text:style-name="T633"><text:tab/></text:span><text:span text:style-name="T634"><text:tab/></text:span><text:span text:style-name="T635"><text:tab/></text:span><text:span text:style-name="T636"><text:tab/></text:span><text:span text:style-name="T637"><text:tab/></text:span><text:span text:style-name="T638"><text:s/></text:span><text:span text:style-name="T639"><text:tab/>“autore_</text:span><text:span text:style-name="T640">artista</text:span><text:span text:style-name="T641">”:”</text:span><text:span text:style-name="T642">discendenza</text:span><text:span text:style-name="T643">”,</text:span></text:p>
      <text:p text:style-name="P644"><text:span text:style-name="T645"><text:tab/></text:span><text:span text:style-name="T646"><text:tab/></text:span><text:span text:style-name="T647"><text:tab/></text:span><text:span text:style-name="T648"><text:tab/></text:span><text:span text:style-name="T649"><text:tab/></text:span><text:span text:style-name="T650"><text:tab/></text:span><text:span text:style-name="T651"><text:tab/></text:span><text:span text:style-name="T652"><text:tab/></text:span><text:span text:style-name="T653"><text:tab/>“tipo_gioco”:”tipo gioco”,</text:span></text:p>
      <text:p text:style-name="P654"><text:span text:style-name="T655"><text:tab/></text:span><text:span text:style-name="T656"><text:tab/></text:span><text:span text:style-name="T657"><text:tab/></text:span><text:span text:style-name="T658"><text:tab/></text:span><text:span text:style-name="T659"><text:tab/></text:span><text:span text:style-name="T660"><text:tab/></text:span><text:span text:style-name="T661"><text:tab/></text:span><text:span text:style-name="T662"><text:tab/></text:span><text:span text:style-name="T663"><text:tab/>“immagine_</text:span><text:span text:style-name="T664">artista</text:span><text:span text:style-name="T665">”:”img”</text:span></text:p>
      <text:p text:style-name="P666"><text:span text:style-name="T667"><text:tab/></text:span><text:span text:style-name="T668"><text:tab/></text:span><text:span text:style-name="T669"><text:tab/></text:span><text:span text:style-name="T670"><text:tab/></text:span><text:span text:style-name="T671"><text:tab/></text:span><text:span text:style-name="T672"><text:tab/></text:span><text:span text:style-name="T673"><text:tab/></text:span><text:span text:style-name="T674"><text:tab/>}</text:span></text:p>
      <text:p text:style-name="P675"><text:span text:style-name="T676"><text:tab/></text:span><text:span text:style-name="T677"><text:tab/></text:span><text:span text:style-name="T678"><text:tab/></text:span><text:span text:style-name="T679"><text:tab/></text:span><text:span text:style-name="T680"><text:tab/></text:span><text:span text:style-name="T681"><text:tab/></text:span><text:span text:style-name="T682"><text:tab/><text:s text:c="9"/>],</text:span></text:p>
      <text:p text:style-name="P683"><text:span text:style-name="T684"><text:tab/></text:span><text:span text:style-name="T685"><text:tab/></text:span><text:span text:style-name="T686"><text:tab/></text:span><text:span text:style-name="T687"><text:tab/></text:span><text:span text:style-name="T688"><text:tab/></text:span><text:span text:style-name="T689"><text:tab/></text:span><text:span text:style-name="T690"><text:tab/>“numero</text:span><text:span text:style-name="T691">Visti</text:span><text:span text:style-name="T692">”:”numero<text:s/></text:span><text:span text:style-name="T693">visti</text:span><text:span text:style-name="T694">”</text:span></text:p>
      <text:p text:style-name="P695"><text:span text:style-name="T696"><text:tab/></text:span><text:span text:style-name="T697"><text:tab/></text:span><text:span text:style-name="T698"><text:tab/></text:span><text:span text:style-name="T699"><text:tab/></text:span><text:span text:style-name="T700"><text:tab/></text:span><text:span text:style-name="T701"><text:s/>}</text:span></text:p>
      <text:p text:style-name="P702"><text:span text:style-name="T703"><text:tab/></text:span><text:span text:style-name="T704"><text:tab/></text:span><text:span text:style-name="T705"><text:tab/></text:span><text:span text:style-name="T706"><text:tab/></text:span><text:span text:style-name="T707"><text:tab/></text:span><text:span text:style-name="T708"><text:tab/></text:span><text:span text:style-name="T709"><text:tab/></text:span><text:span text:style-name="T710"><text:tab/></text:span><text:span text:style-name="T711"><text:line-break/></text:span></text:p>
      <text:p text:style-name="P712"/>
      <text:p text:style-name="P713"/>
      <text:p text:style-name="P714"/>
      <text:p text:style-name="P715"><text:span text:style-name="T716">cerca</text:span><text:span text:style-name="T717">Artisti</text:span></text:p>
      <text:list text:style-name="LFO10" text:continue-numbering="true">
        <text:list-item>
          <text:p text:style-name="P718"><text:span text:style-name="T719">Descrizione funzione</text:span><text:span text:style-name="T720">:<text:s/></text:span><text:span text:style-name="T721"><text:tab/></text:span><text:span text:style-name="T722"><text:tab/>questa funzione applica la logica della funzione preleva</text:span><text:span text:style-name="T723">Artisti</text:span><text:span text:style-name="T724"><text:s/>cambia il ‘come’ vengono<text:s/></text:span><text:span text:style-name="T725">scelti gli artisti</text:span><text:span text:style-name="T726">, i</text:span><text:span text:style-name="T727"><text:s/>quali in questo caso vengono scelti in base al testo inserito dall’utente<text:s/></text:span><text:span text:style-name="T728">e alla categ</text:span><text:span text:style-name="T729">oria scelta da questo.</text:span></text:p>
        </text:list-item>
        <text:list-item>
          <text:p text:style-name="P730"><text:span text:style-name="T731">Parametri</text:span><text:span text:style-name="T732">:</text:span><text:span text:style-name="T733"><text:tab/></text:span><text:span text:style-name="T734"><text:tab/></text:span><text:span text:style-name="T735"><text:tab/></text:span><text:span text:style-name="T736">backNext, titoloArtista</text:span><text:span text:style-name="T737">, categoriaRicerca, testoRicerca</text:span></text:p>
        </text:list-item>
        <text:list-item>
          <text:p text:style-name="P738"><text:span text:style-name="T739">Metodo</text:span><text:span text:style-name="T740"><text:tab/></text:span><text:span text:style-name="T741"><text:tab/></text:span><text:span text:style-name="T742"><text:tab/></text:span><text:span text:style-name="T743"><text:tab/>GET</text:span></text:p>
        </text:list-item>
        <text:list-item>
          <text:p text:style-name="P744"><text:span text:style-name="T745">Descrizione parametri</text:span><text:span text:style-name="T746">:</text:span><text:span text:style-name="T747"><text:tab/></text:span><text:span text:style-name="T748"><text:tab/>i parametri backNext ha il medesimo significato di prelevaArtista</text:span></text:p>
        </text:list-item>
        <text:list-item>
          <text:p text:style-name="P749"><text:span text:style-name="T750">Risposta</text:span><text:span text:style-name="T751">:</text:span><text:span text:style-name="T752"><text:tab/></text:span><text:span text:style-name="T753"><text:tab/></text:span><text:span text:style-name="T754"><text:tab/>uguale a quella di prelevaArtista</text:span></text:p>
        </text:list-item>
      </text:list>
      <text:p text:style-name="P755"><text:span text:style-name="T756">inserisciVotoUtent</text:span><text:span text:style-name="T757">e</text:span></text:p>
      <text:list text:style-name="LFO11" text:continue-numbering="true">
        <text:list-item>
          <text:p text:style-name="P758"><text:span text:style-name="T759">Parametri</text:span><text:span text:style-name="T760">:</text:span><text:span text:style-name="T761"><text:tab/></text:span><text:span text:style-name="T762"><text:tab/></text:span><text:span text:style-name="T763"><text:tab/></text:span><text:span text:style-name="T764">votoUtente</text:span></text:p>
        </text:list-item>
        <text:list-item>
          <text:p text:style-name="P765"><text:span text:style-name="T766">Metodo</text:span><text:span text:style-name="T767">:</text:span><text:span text:style-name="T768"><text:tab/></text:span><text:span text:style-name="T769"><text:tab/></text:span><text:span text:style-name="T770"><text:tab/></text:span><text:span text:style-name="T771"><text:tab/>POST</text:span></text:p>
        </text:list-item>
        <text:list-item>
          <text:p text:style-name="P772"><text:span text:style-name="T773">Descrizione risposta</text:span><text:span text:style-name="T774">: <text:s/></text:span><text:span text:style-name="T775"><text:tab/></text:span><text:span text:style-name="T776"><text:tab/>la risposta indica se l’inserimento del voto è avvenuto (1)</text:span></text:p>
        </text:list-item>
      </text:list>
      <text:p text:style-name="P777"><text:span text:style-name="T778"><text:tab/></text:span><text:span text:style-name="T779"><text:tab/></text:span><text:span text:style-name="T780"><text:tab/></text:span><text:span text:style-name="T781"><text:tab/></text:span><text:span text:style-name="T782"><text:tab/>oppure se l’utente aveva già in passato votato l’artista</text:span><text:span text:style-name="T783"><text:s/>(0)</text:span></text:p>
      <text:list text:style-name="LFO12" text:continue-numbering="true">
        <text:list-item>
          <text:p text:style-name="P784"><text:span text:style-name="T785">Risposta</text:span><text:span text:style-name="T786">:</text:span></text:p>
        </text:list-item>
      </text:list>
      <text:p text:style-name="P787"><text:span text:style-name="T788"><text:tab/></text:span><text:span text:style-name="T789"><text:tab/></text:span><text:span text:style-name="T790"><text:tab/></text:span><text:span text:style-name="T791"><text:tab/></text:span><text:span text:style-name="T792"><text:tab/>{</text:span></text:p>
      <text:p text:style-name="P793"><text:span text:style-name="T794"><text:tab/></text:span><text:span text:style-name="T795"><text:tab/></text:span><text:span text:style-name="T796"><text:tab/></text:span><text:span text:style-name="T797"><text:tab/></text:span><text:span text:style-name="T798"><text:tab/></text:span><text:span text:style-name="T799"><text:tab/>“esito-voto”:”esito voto”</text:span></text:p>
      <text:p text:style-name="P800"><text:span text:style-name="T801"><text:tab/></text:span><text:span text:style-name="T802"><text:tab/></text:span><text:span text:style-name="T803"><text:tab/></text:span><text:span text:style-name="T804"><text:tab/></text:span><text:span text:style-name="T805"><text:tab/>} <text:s/></text:span></text:p>
      <text:p text:style-name="P806"><text:span text:style-name="T807">inserisciCommento</text:span></text:p>
      <text:list text:style-name="LFO13" text:continue-numbering="true">
        <text:list-item>
          <text:p text:style-name="P808"><text:span text:style-name="T809">Parametri</text:span><text:span text:style-name="T810">:</text:span><text:span text:style-name="T811"><text:tab/></text:span><text:span text:style-name="T812"><text:tab/></text:span><text:span text:style-name="T813"><text:s text:c="10"/>dataCommento, testoCommento</text:span></text:p>
        </text:list-item>
        <text:list-item>
          <text:p text:style-name="P814"><text:span text:style-name="T815">Metodo</text:span><text:span text:style-name="T816">:</text:span><text:span text:style-name="T817"><text:tab/></text:span><text:span text:style-name="T818"><text:tab/><text:s text:c="9"/></text:span><text:span text:style-name="T819"><text:tab/></text:span><text:span text:style-name="T820"><text:tab/></text:span><text:span text:style-name="T821"><text:s/>POST</text:span></text:p>
        </text:list-item>
        <text:list-item>
          <text:p text:style-name="P822"><text:span text:style-name="T823">Descrizione risposta</text:span><text:span text:style-name="T824">: <text:s text:c="5"/></text:span><text:span text:style-name="T825"><text:tab/><text:s text:c="9"/>il numero commenti se uguale a 0 indica che il commento</text:span></text:p>
        </text:list-item>
      </text:list>
      <text:p text:style-name="P826"><text:span text:style-name="T827"><text:tab/></text:span><text:span text:style-name="T828"><text:tab/></text:span><text:span text:style-name="T829"><text:tab/></text:span><text:span text:style-name="T830"><text:tab/><text:s text:c="9"/>non è stato inserito e</text:span><text:span text:style-name="T831"><text:s/>quindi c’è un errore</text:span></text:p>
      <text:list text:style-name="LFO14" text:continue-numbering="true">
        <text:list-item>
          <text:p text:style-name="P832"><text:span text:style-name="T833">Risposta</text:span><text:span text:style-name="T834">:</text:span></text:p>
        </text:list-item>
      </text:list>
      <text:p text:style-name="P835"><text:span text:style-name="T836"><text:tab/></text:span><text:span text:style-name="T837"><text:tab/></text:span><text:span text:style-name="T838"><text:tab/></text:span><text:span text:style-name="T839"><text:tab/></text:span><text:span text:style-name="T840"><text:tab/>{</text:span></text:p>
      <text:p text:style-name="P841"><text:span text:style-name="T842"><text:tab/></text:span><text:span text:style-name="T843"><text:tab/></text:span><text:span text:style-name="T844"><text:tab/></text:span><text:span text:style-name="T845"><text:tab/></text:span><text:span text:style-name="T846"><text:tab/></text:span><text:span text:style-name="T847"><text:tab/>“numero_commento”:”numero commenti”,</text:span></text:p>
      <text:p text:style-name="P848"><text:span text:style-name="T849"><text:tab/></text:span><text:span text:style-name="T850"><text:tab/></text:span><text:span text:style-name="T851"><text:tab/></text:span><text:span text:style-name="T852"><text:tab/></text:span><text:span text:style-name="T853"><text:tab/></text:span><text:span text:style-name="T854"><text:tab/>“nomeUtente”:”nome utente”</text:span></text:p>
      <text:p text:style-name="P855"><text:span text:style-name="T856"><text:tab/></text:span><text:span text:style-name="T857"><text:tab/></text:span><text:span text:style-name="T858"><text:tab/></text:span><text:span text:style-name="T859"><text:tab/></text:span><text:span text:style-name="T860"><text:tab/>}</text:span></text:p>
      <text:p text:style-name="P861"><text:span text:style-name="T862">prelevaInformazioniGioco</text:span></text:p>
      <text:list text:style-name="LFO15" text:continue-numbering="true">
        <text:list-item>
          <text:p text:style-name="P863"><text:span text:style-name="T864">Parametri</text:span><text:span text:style-name="T865">:</text:span><text:span text:style-name="T866"><text:tab/></text:span><text:span text:style-name="T867"><text:tab/></text:span><text:span text:style-name="T868"><text:tab/></text:span><text:span text:style-name="T869">nomeArtsta</text:span></text:p>
        </text:list-item>
        <text:list-item>
          <text:p text:style-name="P870"><text:span text:style-name="T871">Metodo</text:span><text:span text:style-name="T872">:</text:span><text:span text:style-name="T873"><text:tab/></text:span><text:span text:style-name="T874"><text:tab/></text:span><text:span text:style-name="T875"><text:tab/>POST</text:span></text:p>
        </text:list-item>
        <text:list-item>
          <text:p text:style-name="P876"><text:span text:style-name="T877">Risposta</text:span><text:span text:style-name="T878">:</text:span><text:span text:style-name="T879"><text:tab/></text:span><text:span text:style-name="T880"><text:tab/></text:span></text:p>
        </text:list-item>
      </text:list>
      <text:p text:style-name="P881"><text:span text:style-name="T882"><text:tab/></text:span><text:span text:style-name="T883"><text:tab/></text:span><text:span text:style-name="T884"><text:tab/></text:span><text:span text:style-name="T885"><text:tab/></text:span><text:span text:style-name="T886"><text:tab/>{</text:span></text:p>
      <text:p text:style-name="P887"><text:span text:style-name="T888"><text:tab/></text:span><text:span text:style-name="T889"><text:tab/></text:span><text:span text:style-name="T890"><text:tab/></text:span><text:span text:style-name="T891"><text:tab/></text:span><text:span text:style-name="T892"><text:tab/></text:span><text:span text:style-name="T893"><text:tab/>“Artista</text:span><text:span text:style-name="T894">”:”nome artista</text:span><text:span text:style-name="T895">”,</text:span></text:p>
      <text:p text:style-name="P896"><text:span text:style-name="T897"><text:tab/></text:span><text:span text:style-name="T898"><text:tab/></text:span><text:span text:style-name="T899"><text:tab/></text:span><text:span text:style-name="T900"><text:tab/></text:span><text:span text:style-name="T901"><text:tab/></text:span><text:span text:style-name="T902"><text:tab/>“recensione_artsta</text:span><text:span text:style-name="T903">”:”recensione artista</text:span><text:span text:style-name="T904">”,</text:span></text:p>
      <text:p text:style-name="P905"><text:span text:style-name="T906"><text:tab/></text:span><text:span text:style-name="T907"><text:tab/></text:span><text:span text:style-name="T908"><text:tab/></text:span><text:span text:style-name="T909"><text:tab/></text:span><text:span text:style-name="T910"><text:tab/></text:span><text:span text:style-name="T911"><text:tab/>“autore_artista</text:span><text:span text:style-name="T912">”:”Discendenza</text:span><text:span text:style-name="T913">”,</text:span></text:p>
      <text:p text:style-name="P914"><text:span text:style-name="T915"><text:tab/></text:span><text:span text:style-name="T916"><text:tab/></text:span><text:span text:style-name="T917"><text:tab/></text:span><text:span text:style-name="T918"><text:tab/></text:span><text:span text:style-name="T919"><text:tab/></text:span><text:span text:style-name="T920"><text:tab/></text:span><text:span text:style-name="T921">“descrizione”:”descrizione artista</text:span><text:span text:style-name="T922">”,</text:span></text:p>
      <text:p text:style-name="P923"><text:span text:style-name="T924"><text:tab/></text:span><text:span text:style-name="T925"><text:tab/></text:span><text:span text:style-name="T926"><text:tab/></text:span><text:span text:style-name="T927"><text:tab/></text:span><text:span text:style-name="T928"><text:tab/></text:span><text:span text:style-name="T929"><text:tab/>“tipo_artista</text:span><text:span text:style-name="T930">”:”tipo artista</text:span><text:span text:style-name="T931">”,</text:span></text:p>
      <text:p text:style-name="P932"><text:span text:style-name="T933"><text:tab/></text:span><text:span text:style-name="T934"><text:tab/></text:span><text:span text:style-name="T935"><text:tab/></text:span><text:span text:style-name="T936"><text:tab/></text:span><text:span text:style-name="T937"><text:tab/></text:span><text:span text:style-name="T938"><text:tab/>“immagine_artista</text:span><text:span text:style-name="T939">”:”img”,</text:span></text:p>
      <text:p text:style-name="P940"><text:span text:style-name="T941"><text:tab/></text:span><text:span text:style-name="T942"><text:tab/></text:span><text:span text:style-name="T943"><text:tab/></text:span><text:span text:style-name="T944"><text:tab/></text:span><text:span text:style-name="T945"><text:tab/></text:span><text:span text:style-name="T946"><text:tab/>“anno_nascita</text:span><text:span text:style-name="T947">:”anno nascita</text:span><text:span text:style-name="T948">”,</text:span></text:p>
      <text:soft-page-break/>
      <text:p text:style-name="P949"><text:span text:style-name="T950"><text:tab/></text:span><text:span text:style-name="T951"><text:tab/></text:span><text:span text:style-name="T952"><text:tab/></text:span><text:span text:style-name="T953"><text:tab/></text:span><text:span text:style-name="T954"><text:tab/></text:span><text:span text:style-name="T955"><text:tab/>“numero_voti”:”numero voti”</text:span></text:p>
      <text:p text:style-name="P956"><text:span text:style-name="T957"><text:tab/></text:span><text:span text:style-name="T958"><text:tab/></text:span><text:span text:style-name="T959"><text:tab/></text:span><text:span text:style-name="T960"><text:tab/></text:span><text:span text:style-name="T961"><text:tab/>}</text:span></text:p>
      <text:p text:style-name="P962"><text:span text:style-name="T963">prelevaCommenti</text:span></text:p>
      <text:list text:style-name="LFO16" text:continue-numbering="true">
        <text:list-item>
          <text:p text:style-name="P964"><text:span text:style-name="T965">Paramentri</text:span><text:span text:style-name="T966">:</text:span><text:span text:style-name="T967"><text:tab/></text:span><text:span text:style-name="T968"><text:tab/></text:span><text:span text:style-name="T969"><text:tab/></text:span><text:span text:style-name="T970">nomeArtista</text:span><text:span text:style-name="T971">, numeroPagina</text:span></text:p>
        </text:list-item>
        <text:list-item>
          <text:p text:style-name="P972"><text:span text:style-name="T973">Metodo</text:span><text:span text:style-name="T974">:</text:span><text:span text:style-name="T975"><text:tab/></text:span><text:span text:style-name="T976"><text:tab/></text:span><text:span text:style-name="T977"><text:tab/></text:span><text:span text:style-name="T978"><text:tab/>POST</text:span></text:p>
        </text:list-item>
        <text:list-item>
          <text:p text:style-name="P979"><text:span text:style-name="T980">Risposta</text:span><text:span text:style-name="T981">:</text:span><text:span text:style-name="T982"><text:tab/></text:span><text:span text:style-name="T983"><text:tab/></text:span></text:p>
        </text:list-item>
      </text:list>
      <text:p text:style-name="P984"><text:span text:style-name="T985"><text:tab/></text:span><text:span text:style-name="T986"><text:tab/></text:span><text:span text:style-name="T987"><text:tab/></text:span><text:span text:style-name="T988"><text:tab/></text:span><text:span text:style-name="T989"><text:tab/>{</text:span></text:p>
      <text:p text:style-name="P990"><text:span text:style-name="T991"><text:tab/></text:span><text:span text:style-name="T992"><text:tab/></text:span><text:span text:style-name="T993"><text:tab/></text:span><text:span text:style-name="T994"><text:tab/></text:span><text:span text:style-name="T995"><text:tab/></text:span><text:span text:style-name="T996"><text:tab/>“listaCommenti” [</text:span></text:p>
      <text:p text:style-name="P997"><text:span text:style-name="T998"><text:tab/></text:span><text:span text:style-name="T999"><text:tab/></text:span><text:span text:style-name="T1000"><text:tab/></text:span><text:span text:style-name="T1001"><text:tab/></text:span><text:span text:style-name="T1002"><text:tab/></text:span><text:span text:style-name="T1003"><text:tab/></text:span><text:span text:style-name="T1004"><text:tab/></text:span><text:span text:style-name="T1005"><text:tab/></text:span><text:span text:style-name="T1006"><text:tab/>{</text:span></text:p>
      <text:p text:style-name="P1007"><text:span text:style-name="T1008"><text:tab/></text:span><text:span text:style-name="T1009"><text:tab/></text:span><text:span text:style-name="T1010"><text:tab/></text:span><text:span text:style-name="T1011"><text:tab/></text:span><text:span text:style-name="T1012"><text:tab/></text:span><text:span text:style-name="T1013"><text:tab/></text:span><text:span text:style-name="T1014"><text:tab/></text:span><text:span text:style-name="T1015"><text:tab/></text:span><text:span text:style-name="T1016"><text:tab/>“nome_utente”:”nome”,</text:span></text:p>
      <text:p text:style-name="P1017"><text:span text:style-name="T1018"><text:tab/></text:span><text:span text:style-name="T1019"><text:tab/></text:span><text:span text:style-name="T1020"><text:tab/></text:span><text:span text:style-name="T1021"><text:tab/></text:span><text:span text:style-name="T1022"><text:tab/></text:span><text:span text:style-name="T1023"><text:tab/></text:span><text:span text:style-name="T1024"><text:tab/></text:span><text:span text:style-name="T1025"><text:tab/></text:span><text:span text:style-name="T1026"><text:tab/>“data_commento”:”data”,</text:span></text:p>
      <text:p text:style-name="P1027"><text:span text:style-name="T1028"><text:tab/></text:span><text:span text:style-name="T1029"><text:tab/></text:span><text:span text:style-name="T1030"><text:tab/></text:span><text:span text:style-name="T1031"><text:tab/></text:span><text:span text:style-name="T1032"><text:tab/></text:span><text:span text:style-name="T1033"><text:tab/></text:span><text:span text:style-name="T1034"><text:tab/></text:span><text:span text:style-name="T1035"><text:tab/></text:span><text:span text:style-name="T1036"><text:tab/>“testo_commento”:”testo”</text:span></text:p>
      <text:p text:style-name="P1037"><text:span text:style-name="T1038"><text:tab/></text:span><text:span text:style-name="T1039"><text:tab/></text:span><text:span text:style-name="T1040"><text:tab/></text:span><text:span text:style-name="T1041"><text:tab/></text:span><text:span text:style-name="T1042"><text:tab/></text:span><text:span text:style-name="T1043"><text:tab/></text:span><text:span text:style-name="T1044"><text:tab/></text:span><text:span text:style-name="T1045"><text:tab/></text:span><text:span text:style-name="T1046"><text:tab/>},</text:span></text:p>
      <text:p text:style-name="P1047"><text:span text:style-name="T1048"><text:tab/></text:span><text:span text:style-name="T1049"><text:tab/></text:span><text:span text:style-name="T1050"><text:tab/></text:span><text:span text:style-name="T1051"><text:tab/></text:span><text:span text:style-name="T1052"><text:tab/></text:span><text:span text:style-name="T1053"><text:tab/></text:span><text:span text:style-name="T1054"><text:tab/></text:span><text:span text:style-name="T1055"><text:tab/></text:span><text:span text:style-name="T1056"><text:tab/>“nome_utente”:”nome”,</text:span></text:p>
      <text:p text:style-name="P1057"><text:span text:style-name="T1058"><text:tab/></text:span><text:span text:style-name="T1059"><text:tab/></text:span><text:span text:style-name="T1060"><text:tab/></text:span><text:span text:style-name="T1061"><text:tab/></text:span><text:span text:style-name="T1062"><text:tab/></text:span><text:span text:style-name="T1063"><text:tab/></text:span><text:span text:style-name="T1064"><text:tab/></text:span><text:span text:style-name="T1065"><text:tab/></text:span><text:span text:style-name="T1066"><text:tab/>“data_commento”:”data”,</text:span></text:p>
      <text:p text:style-name="P1067"><text:span text:style-name="T1068"><text:tab/></text:span><text:span text:style-name="T1069"><text:tab/></text:span><text:span text:style-name="T1070"><text:tab/></text:span><text:span text:style-name="T1071"><text:tab/></text:span><text:span text:style-name="T1072"><text:tab/></text:span><text:span text:style-name="T1073"><text:tab/></text:span><text:span text:style-name="T1074"><text:tab/></text:span><text:span text:style-name="T1075"><text:tab/></text:span><text:span text:style-name="T1076"><text:tab/></text:span><text:span text:style-name="T1077">“testo_commento”:”testo”</text:span></text:p>
      <text:p text:style-name="P1078"><text:span text:style-name="T1079"><text:tab/></text:span><text:span text:style-name="T1080"><text:tab/></text:span><text:span text:style-name="T1081"><text:tab/></text:span><text:span text:style-name="T1082"><text:tab/></text:span><text:span text:style-name="T1083"><text:tab/></text:span><text:span text:style-name="T1084"><text:tab/></text:span><text:span text:style-name="T1085"><text:tab/></text:span><text:span text:style-name="T1086"><text:tab/></text:span><text:span text:style-name="T1087"><text:tab/>}</text:span></text:p>
      <text:p text:style-name="P1088"><text:span text:style-name="T1089"><text:tab/></text:span><text:span text:style-name="T1090"><text:tab/></text:span><text:span text:style-name="T1091"><text:tab/></text:span><text:span text:style-name="T1092"><text:tab/></text:span><text:span text:style-name="T1093"><text:tab/></text:span><text:span text:style-name="T1094"><text:tab/></text:span><text:span text:style-name="T1095"><text:tab/></text:span><text:span text:style-name="T1096"><text:tab/><text:s text:c="5"/>],</text:span></text:p>
      <text:p text:style-name="P1097"><text:span text:style-name="T1098"><text:tab/></text:span><text:span text:style-name="T1099"><text:tab/></text:span><text:span text:style-name="T1100"><text:tab/></text:span><text:span text:style-name="T1101"><text:tab/></text:span><text:span text:style-name="T1102"><text:tab/></text:span><text:span text:style-name="T1103"><text:tab/>“numeroCommenti”:”numero commenti”</text:span></text:p>
      <text:p text:style-name="P1104"><text:span text:style-name="T1105"><text:tab/></text:span><text:span text:style-name="T1106"><text:tab/></text:span><text:span text:style-name="T1107"><text:tab/></text:span><text:span text:style-name="T1108"><text:tab/></text:span><text:span text:style-name="T1109"><text:tab/>}</text:span></text:p>
      <text:p text:style-name="P1110"><text:span text:style-name="T1111">registraArtista</text:span></text:p>
      <text:list text:style-name="LFO17" text:continue-numbering="true">
        <text:list-item>
          <text:p text:style-name="P1112"><text:span text:style-name="T1113">Descrizione funzione:</text:span><text:span text:style-name="T1114"><text:tab/></text:span><text:span text:style-name="T1115"><text:tab/>tale funzione permette di registrare un artista</text:span><text:span text:style-name="T1116"><text:s/>nella lista o</text:span></text:p>
        </text:list-item>
      </text:list>
      <text:p text:style-name="P1117"><text:span text:style-name="T1118"><text:tab/></text:span><text:span text:style-name="T1119"><text:tab/></text:span><text:span text:style-name="T1120"><text:tab/></text:span><text:span text:style-name="T1121"><text:tab/></text:span><text:span text:style-name="T1122"><text:tab/>nella lista artisti visti</text:span><text:span text:style-name="T1123"><text:s/>dell’utente</text:span></text:p>
      <text:list text:style-name="LFO18" text:continue-numbering="true">
        <text:list-item>
          <text:p text:style-name="P1124"><text:span text:style-name="T1125">Parametri:</text:span><text:span text:style-name="T1126"><text:tab/></text:span><text:span text:style-name="T1127"><text:tab/></text:span><text:span text:style-name="T1128"><text:tab/>no</text:span><text:span text:style-name="T1129">meArtista</text:span><text:span text:style-name="T1130">, genereArtista</text:span></text:p>
        </text:list-item>
        <text:list-item>
          <text:p text:style-name="P1131"><text:span text:style-name="T1132">Metodo:</text:span><text:span text:style-name="T1133"><text:tab/></text:span><text:span text:style-name="T1134"><text:tab/></text:span><text:span text:style-name="T1135"><text:tab/></text:span><text:span text:style-name="T1136"><text:tab/>POST</text:span></text:p>
        </text:list-item>
        <text:list-item>
          <text:p text:style-name="P1137"><text:span text:style-name="T1138">Descrizione parametri:</text:span><text:span text:style-name="T1139"><text:tab/></text:span><text:span text:style-name="T1140"><text:tab/>genereArtista</text:span><text:span text:style-name="T1141"><text:s/>indica in quale lista va inserito l’artista</text:span><text:span text:style-name="T1142">.</text:span></text:p>
        </text:list-item>
        <text:list-item>
          <text:p text:style-name="P1143"><text:span text:style-name="T1144">Descrizione risposta:<text:s/></text:span><text:span text:style-name="T1145"><text:tab/></text:span><text:span text:style-name="T1146"><text:tab/>l’esito inserimento permette di comunicare se l’inseri-</text:span></text:p>
        </text:list-item>
      </text:list>
      <text:p text:style-name="P1147"><text:span text:style-name="T1148"><text:tab/></text:span><text:span text:style-name="T1149"><text:tab/></text:span><text:span text:style-name="T1150"><text:tab/></text:span><text:span text:style-name="T1151"><text:tab/></text:span><text:span text:style-name="T1152"><text:tab/>mento è andato a buon fine, oppure se l’artista</text:span><text:span text:style-name="T1153"><text:s/>era già</text:span></text:p>
      <text:p text:style-name="P1154"><text:span text:style-name="T1155"><text:tab/></text:span><text:span text:style-name="T1156"><text:tab/></text:span><text:span text:style-name="T1157"><text:tab/></text:span><text:span text:style-name="T1158"><text:tab/></text:span><text:span text:style-name="T1159"><text:tab/>stato inserito dall’utente in una delle sue due liste.</text:span></text:p>
      <text:list text:style-name="LFO19" text:continue-numbering="true">
        <text:list-item>
          <text:p text:style-name="P1160"><text:span text:style-name="T1161">Risposta:</text:span><text:span text:style-name="T1162"><text:tab/></text:span><text:span text:style-name="T1163"><text:tab/></text:span><text:span text:style-name="T1164"><text:tab/></text:span></text:p>
        </text:list-item>
      </text:list>
      <text:p text:style-name="P1165"><text:span text:style-name="T1166"><text:tab/></text:span><text:span text:style-name="T1167"><text:tab/></text:span><text:span text:style-name="T1168"><text:tab/></text:span><text:span text:style-name="T1169"><text:tab/></text:span><text:span text:style-name="T1170"><text:tab/>{</text:span></text:p>
      <text:p text:style-name="P1171"><text:span text:style-name="T1172"><text:tab/></text:span><text:span text:style-name="T1173"><text:tab/></text:span><text:span text:style-name="T1174"><text:tab/></text:span><text:span text:style-name="T1175"><text:tab/></text:span><text:span text:style-name="T1176"><text:tab/></text:span><text:span text:style-name="T1177"><text:tab/>“esito_inserimento”:”esito inserimento”</text:span></text:p>
      <text:p text:style-name="P1178"><text:span text:style-name="T1179"><text:tab/></text:span><text:span text:style-name="T1180"><text:tab/></text:span><text:span text:style-name="T1181"><text:tab/></text:span><text:span text:style-name="T1182"><text:tab/></text:span><text:span text:style-name="T1183"><text:tab/>}</text:span></text:p>
      <text:p text:style-name="P1184"/>
      <text:p text:style-name="P1185"><text:span text:style-name="T1186">salvaModifiche</text:span></text:p>
      <text:list text:style-name="LFO20" text:continue-numbering="true">
        <text:list-item>
          <text:p text:style-name="P1187"><text:span text:style-name="T1188">Descrizione funzione:</text:span><text:span text:style-name="T1189"><text:tab/>tale funzione permette di salvare le modifiche che l'utente ha effetuato sulle<text:s/></text:span><text:span text:style-name="T1190">liste</text:span></text:p>
        </text:list-item>
        <text:list-item>
          <text:p text:style-name="P1191"><text:span text:style-name="T1192">Parametri:</text:span><text:span text:style-name="T1193"><text:tab/></text:span><text:span text:style-name="T1194"><text:tab/></text:span><text:span text:style-name="T1195"><text:tab/></text:span></text:p>
        </text:list-item>
      </text:list>
      <text:p text:style-name="P1196"><text:span text:style-name="T1197"><text:tab/></text:span><text:span text:style-name="T1198"><text:tab/></text:span><text:span text:style-name="T1199"><text:tab/></text:span><text:span text:style-name="T1200"><text:tab/></text:span><text:span text:style-name="T1201"><text:tab/>{</text:span></text:p>
      <text:p text:style-name="P1202"><text:span text:style-name="T1203"><text:tab/></text:span><text:span text:style-name="T1204"><text:tab/></text:span><text:span text:style-name="T1205"><text:tab/></text:span><text:span text:style-name="T1206"><text:tab/></text:span><text:span text:style-name="T1207"><text:tab/></text:span><text:span text:style-name="T1208"><text:tab/>“artista</text:span><text:span text:style-name="T1209">DaEliminare”: [</text:span></text:p>
      <text:p text:style-name="P1210"><text:span text:style-name="T1211"><text:tab/></text:span><text:span text:style-name="T1212"><text:tab/></text:span><text:span text:style-name="T1213"><text:tab/></text:span><text:span text:style-name="T1214"><text:tab/></text:span><text:span text:style-name="T1215"><text:tab/></text:span><text:span text:style-name="T1216"><text:tab/></text:span><text:span text:style-name="T1217"><text:tab/></text:span><text:span text:style-name="T1218"><text:tab/></text:span><text:span text:style-name="T1219"><text:tab/>“nome artista</text:span><text:span text:style-name="T1220">”,</text:span></text:p>
      <text:p text:style-name="P1221"><text:span text:style-name="T1222"><text:tab/></text:span><text:span text:style-name="T1223"><text:tab/></text:span><text:span text:style-name="T1224"><text:tab/></text:span><text:span text:style-name="T1225"><text:tab/></text:span><text:span text:style-name="T1226"><text:tab/></text:span><text:span text:style-name="T1227"><text:tab/></text:span><text:span text:style-name="T1228"><text:tab/></text:span><text:span text:style-name="T1229"><text:tab/></text:span><text:span text:style-name="T1230"><text:tab/>“nome artista</text:span><text:span text:style-name="T1231">”</text:span></text:p>
      <text:soft-page-break/>
      <text:p text:style-name="P1232"><text:span text:style-name="T1233"><text:tab/></text:span><text:span text:style-name="T1234"><text:tab/></text:span><text:span text:style-name="T1235"><text:tab/></text:span><text:span text:style-name="T1236"><text:tab/></text:span><text:span text:style-name="T1237"><text:tab/></text:span><text:span text:style-name="T1238"><text:tab/></text:span><text:span text:style-name="T1239"><text:tab/></text:span><text:span text:style-name="T1240"><text:tab/></text:span><text:span text:style-name="T1241"><text:tab/><text:s/>],</text:span></text:p>
      <text:p text:style-name="P1242"><text:span text:style-name="T1243"><text:tab/></text:span><text:span text:style-name="T1244"><text:tab/></text:span><text:span text:style-name="T1245"><text:tab/></text:span><text:span text:style-name="T1246"><text:tab/></text:span><text:span text:style-name="T1247"><text:tab/></text:span><text:span text:style-name="T1248"><text:tab/>“artistiVist</text:span><text:span text:style-name="T1249">i”:</text:span><text:span text:style-name="T1250"><text:tab/>[</text:span></text:p>
      <text:p text:style-name="P1251"><text:span text:style-name="T1252"><text:tab/></text:span><text:span text:style-name="T1253"><text:tab/></text:span><text:span text:style-name="T1254"><text:tab/></text:span><text:span text:style-name="T1255"><text:tab/></text:span><text:span text:style-name="T1256"><text:tab/></text:span><text:span text:style-name="T1257"><text:tab/></text:span><text:span text:style-name="T1258"><text:tab/></text:span><text:span text:style-name="T1259"><text:tab/></text:span><text:span text:style-name="T1260"><text:tab/>“nome artista</text:span><text:span text:style-name="T1261">”,</text:span><text:span text:style-name="T1262"><text:tab/></text:span></text:p>
      <text:p text:style-name="P1263"><text:span text:style-name="T1264"><text:tab/></text:span><text:span text:style-name="T1265"><text:tab/></text:span><text:span text:style-name="T1266"><text:tab/></text:span><text:span text:style-name="T1267"><text:tab/></text:span><text:span text:style-name="T1268"><text:tab/></text:span><text:span text:style-name="T1269"><text:tab/></text:span><text:span text:style-name="T1270"><text:tab/></text:span><text:span text:style-name="T1271"><text:tab/></text:span><text:span text:style-name="T1272"><text:tab/>“nome artista”</text:span></text:p>
      <text:p text:style-name="P1273"><text:span text:style-name="T1274"><text:tab/></text:span><text:span text:style-name="T1275"><text:tab/></text:span><text:span text:style-name="T1276"><text:tab/></text:span><text:span text:style-name="T1277"><text:tab/></text:span><text:span text:style-name="T1278"><text:tab/></text:span><text:span text:style-name="T1279"><text:tab/></text:span><text:span text:style-name="T1280"><text:tab/></text:span><text:span text:style-name="T1281"><text:tab/></text:span><text:span text:style-name="T1282"><text:tab/>],</text:span></text:p>
      <text:p text:style-name="P1283"><text:span text:style-name="T1284"><text:tab/></text:span><text:span text:style-name="T1285"><text:tab/></text:span><text:span text:style-name="T1286"><text:tab/></text:span><text:span text:style-name="T1287"><text:tab/></text:span><text:span text:style-name="T1288"><text:tab/></text:span><text:span text:style-name="T1289"><text:tab/>“artisti</text:span><text:span text:style-name="T1290">Tbl”:</text:span><text:span text:style-name="T1291"><text:tab/></text:span><text:span text:style-name="T1292"><text:tab/>[</text:span></text:p>
      <text:p text:style-name="P1293"><text:span text:style-name="T1294"><text:tab/></text:span><text:span text:style-name="T1295"><text:tab/></text:span><text:span text:style-name="T1296"><text:tab/></text:span><text:span text:style-name="T1297"><text:tab/></text:span><text:span text:style-name="T1298"><text:tab/></text:span><text:span text:style-name="T1299"><text:tab/></text:span><text:span text:style-name="T1300"><text:tab/></text:span><text:span text:style-name="T1301"><text:tab/></text:span><text:span text:style-name="T1302"><text:tab/>“nome artista</text:span><text:span text:style-name="T1303">”,</text:span></text:p>
      <text:p text:style-name="P1304"><text:span text:style-name="T1305"><text:tab/></text:span><text:span text:style-name="T1306"><text:tab/></text:span><text:span text:style-name="T1307"><text:tab/></text:span><text:span text:style-name="T1308"><text:tab/></text:span><text:span text:style-name="T1309"><text:tab/></text:span><text:span text:style-name="T1310"><text:tab/></text:span><text:span text:style-name="T1311"><text:tab/></text:span><text:span text:style-name="T1312"><text:tab/></text:span><text:span text:style-name="T1313"><text:tab/></text:span><text:span text:style-name="T1314">“nome artista</text:span><text:span text:style-name="T1315">”</text:span></text:p>
      <text:p text:style-name="P1316"><text:span text:style-name="T1317"><text:tab/></text:span><text:span text:style-name="T1318"><text:tab/></text:span><text:span text:style-name="T1319"><text:tab/></text:span><text:span text:style-name="T1320"><text:tab/></text:span><text:span text:style-name="T1321"><text:tab/></text:span><text:span text:style-name="T1322"><text:tab/></text:span><text:span text:style-name="T1323"><text:tab/></text:span><text:span text:style-name="T1324"><text:tab/></text:span><text:span text:style-name="T1325"><text:tab/></text:span><text:span text:style-name="T1326">]</text:span></text:p>
      <text:p text:style-name="P1327"><text:span text:style-name="T1328"><text:tab/></text:span><text:span text:style-name="T1329"><text:tab/></text:span><text:span text:style-name="T1330"><text:tab/></text:span><text:span text:style-name="T1331"><text:tab/></text:span><text:span text:style-name="T1332"><text:tab/>}</text:span></text:p>
      <text:p text:style-name="P1333"/>
      <text:list text:style-name="LFO21" text:continue-numbering="true">
        <text:list-item>
          <text:p text:style-name="P1334"><text:span text:style-name="T1335">Metodo:</text:span><text:span text:style-name="T1336"><text:tab/></text:span><text:span text:style-name="T1337"><text:tab/></text:span><text:span text:style-name="T1338"><text:tab/>POST</text:span></text:p>
        </text:list-item>
        <text:list-item>
          <text:p text:style-name="P1339"><text:span text:style-name="T1340">Risposta:</text:span><text:span text:style-name="T1341"><text:tab/></text:span><text:span text:style-name="T1342"><text:tab/></text:span><text:span text:style-name="T1343"><text:tab/></text:span></text:p>
        </text:list-item>
      </text:list>
      <text:p text:style-name="P1344"><text:span text:style-name="T1345"><text:tab/></text:span><text:span text:style-name="T1346"><text:tab/></text:span><text:span text:style-name="T1347"><text:tab/></text:span><text:span text:style-name="T1348"><text:tab/></text:span><text:span text:style-name="T1349"><text:tab/>{</text:span></text:p>
      <text:p text:style-name="P1350"><text:span text:style-name="T1351"><text:tab/></text:span><text:span text:style-name="T1352"><text:tab/></text:span><text:span text:style-name="T1353"><text:tab/></text:span><text:span text:style-name="T1354"><text:tab/></text:span><text:span text:style-name="T1355"><text:tab/></text:span><text:span text:style-name="T1356"><text:tab/>“esito_inserimento”:”esito modifica”</text:span></text:p>
      <text:p text:style-name="P1357"><text:span text:style-name="T1358"><text:tab/></text:span><text:span text:style-name="T1359"><text:tab/></text:span><text:span text:style-name="T1360"><text:tab/></text:span><text:span text:style-name="T1361"><text:tab/></text:span><text:span text:style-name="T1362"><text:tab/>}</text:span><text:span text:style-name="T1363"><text:line-break/></text:span><text:span text:style-name="T1364"><text:tab/></text:span><text:span text:style-name="T1365"><text:tab/></text:span><text:span text:style-name="T1366"><text:tab/></text:span><text:span text:style-name="T1367"><text:tab/></text:span></text:p>
      <text:p text:style-name="P1368"><text:span text:style-name="T1369">Condizioni di errore</text:span></text:p>
      <text:p text:style-name="P1370"><text:span text:style-name="T1371">Un errore viene segnalato all’utente con una feedback con cui si comunica l’impossibilità di eseguire<text:s/></text:span><text:span text:style-name="T1372">l’operazione richiesta.</text:span></text:p>
      <text:p text:style-name="P1373"/>
      <text:p text:style-name="P1374"><text:span text:style-name="T1375">Funzioni di callback lato javascript/ajax</text:span></text:p>
      <text:p text:style-name="P1376"><text:span text:style-name="T1377">Quando una chiamata ajax ha successo e vengono ritornati in formato json dei dati questi vengono inseriti nella pagina un cui un evento ha generato la chiamata. I dati in formato json sono<text:s/></text:span><text:span text:style-name="T1378">utilizzati anche per fornire un feedback all’utent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it" style:country-asian="IT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bullet text:level="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bullet text:level="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bullet text:level="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bullet text:level="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7">
      <text:list-level-style-bullet text:level="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8">
      <text:list-level-style-bullet text:level="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9">
      <text:list-level-style-bullet text:level="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0">
      <text:list-level-style-bullet text:level="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1">
      <text:list-level-style-bullet text:level="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uca Antonio Giannuzzo</meta:initial-creator>
    <dc:creator>Luca Antonio Giannuzzo</dc:creator>
    <meta:creation-date>2020-02-03T21:41:00Z</meta:creation-date>
    <dc:date>2020-02-03T21:41:00Z</dc:date>
    <meta:template xlink:href="Normal.dotm" xlink:type="simple"/>
    <meta:editing-cycles>2</meta:editing-cycles>
    <meta:editing-duration>PT420S</meta:editing-duration>
    <meta:document-statistic meta:page-count="7" meta:paragraph-count="22" meta:word-count="1647" meta:character-count="11013" meta:row-count="78" meta:non-whitespace-character-count="9388"/>
  </office:meta>
</office:document-meta>
</file>